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41" style:family="table">
      <style:table-properties style:width="16.955cm" fo:margin-left="0.035cm" fo:margin-right="0.011cm" table:align="margins"/>
    </style:style>
    <style:style style:name="Tabla41.A" style:family="table-column">
      <style:table-column-properties style:column-width="16.955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style="normal" style:font-style-asian="normal" style:font-style-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fo:font-size="10pt" fo:font-style="italic" style:font-size-asian="10pt" style:font-style-asian="italic" style:font-size-complex="10pt" style:font-style-complex="italic"/>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style:text-underline-style="solid" style:text-underline-width="auto" style:text-underline-color="font-color"/>
    </style:style>
    <style:style style:name="P8" style:family="paragraph" style:parent-style-name="Table_20_Contents">
      <style:text-properties style:text-underline-style="solid" style:text-underline-width="auto" style:text-underline-color="font-color" fo:font-weight="bold" style:font-weight-asian="bold" style:font-weight-complex="bold"/>
    </style:style>
    <style:style style:name="P9" style:family="paragraph" style:parent-style-name="Table_20_Contents">
      <style:text-properties style:text-underline-style="none"/>
    </style:style>
    <style:style style:name="P10" style:family="paragraph" style:parent-style-name="Table_20_Contents">
      <style:text-properties fo:font-size="10pt" fo:font-style="italic" style:font-size-asian="10pt" style:font-style-asian="italic" style:font-size-complex="10pt" style:font-style-complex="italic"/>
    </style:style>
    <style:style style:name="P11"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12" style:family="paragraph" style:parent-style-name="Heading_20_1" style:list-style-name=""/>
    <style:style style:name="P13" style:family="paragraph" style:parent-style-name="Preformatted_20_Text">
      <style:paragraph-properties loext:contextual-spacing="false" fo:margin-top="0cm" fo:margin-bottom="0.499cm"/>
    </style:style>
    <style:style style:name="P14" style:family="paragraph" style:parent-style-name="Text_20_body" style:list-style-name="L1"/>
    <style:style style:name="P15" style:family="paragraph" style:parent-style-name="Text_20_body">
      <style:text-properties fo:font-size="10pt" style:font-size-asian="10pt" style:font-size-complex="10pt"/>
    </style:style>
    <style:style style:name="P16" style:family="paragraph" style:parent-style-name="Text_20_body" style:list-style-name="L1">
      <style:text-properties fo:font-size="10pt" style:font-size-asian="10pt" style:font-size-complex="10pt"/>
    </style:style>
    <style:style style:name="P17" style:family="paragraph" style:parent-style-name="Text_20_body" style:list-style-name="L4">
      <style:text-properties fo:font-size="10pt" style:font-size-asian="10pt" style:font-size-complex="10pt"/>
    </style:style>
    <style:style style:name="P18" style:family="paragraph" style:parent-style-name="Text_20_body" style:list-style-name="L5">
      <style:text-properties fo:font-size="10pt" style:font-size-asian="10pt" style:font-size-complex="10pt"/>
    </style:style>
    <style:style style:name="P19" style:family="paragraph" style:parent-style-name="Text_20_body" style:list-style-name="L7">
      <style:text-properties fo:font-size="10pt" style:font-size-asian="10pt" style:font-size-complex="10pt"/>
    </style:style>
    <style:style style:name="P20" style:family="paragraph" style:parent-style-name="Text_20_body" style:list-style-name="L8">
      <style:text-properties fo:font-size="10pt" style:font-size-asian="10pt" style:font-size-complex="10pt"/>
    </style:style>
    <style:style style:name="P21" style:family="paragraph" style:parent-style-name="Text_20_body" style:list-style-name="L9">
      <style:text-properties fo:font-size="10pt" style:font-size-asian="10pt" style:font-size-complex="10pt"/>
    </style:style>
    <style:style style:name="P22" style:family="paragraph" style:parent-style-name="Text_20_body" style:list-style-name="L12">
      <style:text-properties fo:font-size="10pt" style:font-size-asian="10pt" style:font-size-complex="10pt"/>
    </style:style>
    <style:style style:name="P23" style:family="paragraph" style:parent-style-name="Text_20_body" style:list-style-name="L13">
      <style:paragraph-properties>
        <style:tab-stops>
          <style:tab-stop style:position="0.026cm"/>
        </style:tab-stops>
      </style:paragraph-properties>
      <style:text-properties fo:font-size="10pt" style:font-size-asian="10pt" style:font-size-complex="10pt"/>
    </style:style>
    <style:style style:name="P24" style:family="paragraph" style:parent-style-name="Text_20_body" style:list-style-name="L14">
      <style:paragraph-properties fo:text-align="start" style:justify-single-word="false"/>
      <style:text-properties fo:font-size="10pt" style:font-size-asian="10pt" style:font-size-complex="10pt"/>
    </style:style>
    <style:style style:name="P25" style:family="paragraph" style:parent-style-name="Text_20_body" style:list-style-name="L8">
      <style:paragraph-properties fo:text-align="start" style:justify-single-word="false"/>
      <style:text-properties fo:font-size="10pt" style:font-size-asian="10pt" style:font-size-complex="10pt"/>
    </style:style>
    <style:style style:name="P26" style:family="paragraph" style:parent-style-name="Text_20_body" style:list-style-name="L16">
      <style:text-properties fo:font-size="10pt" style:font-size-asian="10pt" style:font-size-complex="10pt"/>
    </style:style>
    <style:style style:name="P27" style:family="paragraph" style:parent-style-name="Text_20_body" style:list-style-name="L18">
      <style:text-properties fo:font-size="10pt" style:font-size-asian="10pt" style:font-size-complex="10pt"/>
    </style:style>
    <style:style style:name="P28" style:family="paragraph" style:parent-style-name="Text_20_body" style:list-style-name="L29">
      <style:text-properties fo:font-size="10pt" style:font-size-asian="10pt" style:font-size-complex="10pt"/>
    </style:style>
    <style:style style:name="P29" style:family="paragraph" style:parent-style-name="Text_20_body" style:list-style-name="L20">
      <style:text-properties fo:font-size="10pt" style:font-size-asian="10pt" style:font-size-complex="10pt"/>
    </style:style>
    <style:style style:name="P30" style:family="paragraph" style:parent-style-name="Text_20_body" style:list-style-name="L21">
      <style:text-properties fo:font-size="10pt" style:font-size-asian="10pt" style:font-size-complex="10pt"/>
    </style:style>
    <style:style style:name="P31" style:family="paragraph" style:parent-style-name="Text_20_body" style:list-style-name="L2">
      <style:text-properties fo:font-size="10pt" fo:font-style="italic" style:font-size-asian="10pt" style:font-style-asian="italic" style:font-size-complex="10pt" style:font-style-complex="italic"/>
    </style:style>
    <style:style style:name="P32" style:family="paragraph" style:parent-style-name="Text_20_body" style:list-style-name="L3">
      <style:text-properties fo:font-size="10pt" fo:font-style="italic" style:font-size-asian="10pt" style:font-style-asian="italic" style:font-size-complex="10pt" style:font-style-complex="italic"/>
    </style:style>
    <style:style style:name="P33" style:family="paragraph" style:parent-style-name="Text_20_body" style:list-style-name="L8">
      <style:text-properties fo:font-size="10pt" fo:font-style="italic" style:font-size-asian="10pt" style:font-style-asian="italic" style:font-size-complex="10pt" style:font-style-complex="italic"/>
    </style:style>
    <style:style style:name="P34" style:family="paragraph" style:parent-style-name="Text_20_body" style:list-style-name="L3">
      <style:text-properties fo:font-size="10pt" fo:font-style="normal" style:font-size-asian="10pt" style:font-style-asian="normal" style:font-size-complex="10pt" style:font-style-complex="normal"/>
    </style:style>
    <style:style style:name="P35" style:family="paragraph" style:parent-style-name="Text_20_body" style:list-style-name="L6">
      <style:text-properties fo:font-size="10pt" fo:font-style="normal" style:font-size-asian="10pt" style:font-style-asian="normal" style:font-size-complex="10pt" style:font-style-complex="normal"/>
    </style:style>
    <style:style style:name="P36" style:family="paragraph" style:parent-style-name="Text_20_body" style:list-style-name="L8">
      <style:paragraph-properties fo:text-align="start" style:justify-single-word="false"/>
      <style:text-properties fo:font-size="10pt" fo:font-style="normal" style:font-size-asian="10pt" style:font-style-asian="normal" style:font-size-complex="10pt" style:font-style-complex="normal"/>
    </style:style>
    <style:style style:name="P37" style:family="paragraph" style:parent-style-name="Text_20_body" style:list-style-name="L19">
      <style:text-properties fo:font-size="10pt" style:text-underline-style="none" style:font-size-asian="10pt" style:font-size-complex="10pt"/>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8"/>
    <style:style style:name="P42" style:family="paragraph" style:parent-style-name="Text_20_body" style:list-style-name="L10"/>
    <style:style style:name="P43" style:family="paragraph" style:parent-style-name="Text_20_body" style:list-style-name="L8">
      <style:paragraph-properties fo:text-align="start" style:justify-single-word="false"/>
    </style:style>
    <style:style style:name="P44" style:family="paragraph" style:parent-style-name="Text_20_body" style:list-style-name="L15">
      <style:paragraph-properties fo:text-align="start" style:justify-single-word="false"/>
    </style:style>
    <style:style style:name="P45" style:family="paragraph" style:parent-style-name="Text_20_body" style:list-style-name="L8">
      <style:paragraph-properties fo:text-align="start" style:justify-single-word="false"/>
      <style:text-properties fo:font-style="normal" style:font-style-asian="normal" style:font-style-complex="normal"/>
    </style:style>
    <style:style style:name="P46" style:family="paragraph" style:parent-style-name="Text_20_body" style:list-style-name="L16">
      <style:text-properties fo:font-style="normal" style:font-style-asian="normal" style:font-style-complex="normal"/>
    </style:style>
    <style:style style:name="P47" style:family="paragraph" style:parent-style-name="Text_20_body" style:list-style-name="L16">
      <style:text-properties fo:font-style="normal" fo:font-weight="normal" style:font-style-asian="normal" style:font-weight-asian="normal" style:font-style-complex="normal" style:font-weight-complex="normal"/>
    </style:style>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8"/>
    <style:style style:name="P51" style:family="paragraph" style:parent-style-name="Text_20_body" style:list-style-name="L16">
      <style:text-properties style:text-underline-style="none"/>
    </style:style>
    <style:style style:name="P52" style:family="paragraph" style:parent-style-name="Text_20_body" style:list-style-name="L22"/>
    <style:style style:name="P53" style:family="paragraph" style:parent-style-name="Text_20_body" style:list-style-name="L16">
      <style:text-properties fo:font-style="italic" style:font-style-asian="italic" style:font-style-complex="italic"/>
    </style:style>
    <style:style style:name="P54" style:family="paragraph" style:parent-style-name="Text_20_body" style:list-style-name="L23">
      <style:text-properties fo:font-style="italic" style:font-style-asian="italic" style:font-style-complex="italic"/>
    </style:style>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11">
      <style:paragraph-properties fo:margin-top="0cm" fo:margin-bottom="0.247cm" fo:line-height="120%" fo:background-color="transparent">
        <style:background-image/>
      </style:paragraph-properties>
      <style:text-properties fo:font-size="10pt" style:font-size-asian="10pt" style:font-size-complex="10pt"/>
    </style:style>
    <style:style style:name="P61" style:family="paragraph" style:parent-style-name="Table_20_Contents">
      <style:text-properties fo:font-size="10pt" fo:font-style="italic" style:font-size-asian="10pt" style:font-style-asian="italic" style:font-size-complex="10pt" style:font-style-complex="italic"/>
    </style:style>
    <style:style style:name="P62" style:family="paragraph" style:parent-style-name="Table_20_Contents" style:list-style-name="L8">
      <style:paragraph-properties fo:text-align="start" style:justify-single-word="false"/>
      <style:text-properties fo:font-size="10pt" fo:font-style="italic" style:font-size-asian="10pt" style:font-style-asian="italic" style:font-size-complex="10pt" style:font-style-complex="italic"/>
    </style:style>
    <style:style style:name="P63" style:family="paragraph" style:parent-style-name="Table_20_Contents">
      <style:text-properties fo:font-size="10pt" fo:font-style="italic" fo:font-weight="bold" style:font-size-asian="10pt" style:font-style-asian="italic" style:font-weight-asian="bold" style:font-size-complex="10pt" style:font-style-complex="italic" style:font-weight-complex="bold"/>
    </style:style>
    <style:style style:name="P64" style:family="paragraph" style:parent-style-name="Standard">
      <style:text-properties fo:font-size="10.5pt"/>
    </style:style>
    <style:style style:name="P65" style:family="paragraph" style:parent-style-name="Standard">
      <style:paragraph-properties fo:background-color="transparent">
        <style:background-image/>
      </style:paragraph-properties>
      <style:text-properties fo:color="#000000" style:font-name="Liberation Serif" fo:font-size="10.5pt" fo:font-style="italic" fo:background-color="transparent"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fo:font-weight="normal" style:font-size-asian="10pt" style:font-size-complex="10pt"/>
    </style:style>
    <style:style style:name="T14" style:family="text">
      <style:text-properties style:font-name="Liberation Serif"/>
    </style:style>
    <style:style style:name="T15" style:family="text">
      <style:text-properties style:font-name="Liberation Serif" style:text-underline-style="none"/>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size="10pt" fo:font-style="normal" style:font-size-asian="10pt" style:font-style-asian="normal" style:font-size-complex="10pt" style:font-style-complex="normal"/>
    </style:style>
    <style:style style:name="T18" style:family="text">
      <style:text-properties fo:font-size="10pt" style:font-size-asian="10pt" style:font-size-complex="10pt"/>
    </style:style>
    <style:style style:name="T19" style:family="text">
      <style:text-properties fo:color="#c586c0" style:font-name="Droid Sans Mono" fo:font-weight="normal" fo:background-color="#1e1e1e" style:font-size-asian="10pt" style:font-size-complex="10pt"/>
    </style:style>
    <style:style style:name="T20" style:family="text">
      <style:text-properties style:font-name="Droid Sans Mono" fo:font-weight="normal" fo:background-color="#1e1e1e" style:font-size-asian="10pt" style:font-size-complex="10pt"/>
    </style:style>
    <style:style style:name="T21" style:family="text">
      <style:text-properties style:font-name="Droid Sans Mono" fo:font-weight="normal" style:font-size-asian="10pt" style:font-size-complex="10pt"/>
    </style:style>
    <style:style style:name="T22" style:family="text">
      <style:text-properties style:font-name="Liberation Serif" style:text-underline-style="none"/>
    </style:style>
    <style:style style:name="T23" style:family="text">
      <style:text-properties style:font-name="Liberation Serif" fo:font-style="italic" style:text-underline-style="none"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gular 4.</text:p>
      <text:h text:style-name="Heading_20_1" text:outline-level="1" text:is-list-header="true">INSTALACIÓN.</text:h>
      <text:h text:style-name="Heading_20_2" text:outline-level="2">Node.js V.x.x.x</text:h>
      <text:list xml:id="list2755263578772293032" text:style-name="L1">
        <text:list-item>
          <text:p text:style-name="P14"><text:span text:style-name="T18">Comprobar versión de node: </text:span><text:span text:style-name="T16">sudo npm –version</text:span></text:p>
        </text:list-item>
        <text:list-item>
          <text:p text:style-name="P16">Limpiar cache de npm: <text:span text:style-name="T1">sudo npm cache clean -f</text:span></text:p>
        </text:list-item>
        <text:list-item>
          <text:p text:style-name="P16"><text:span text:style-name="T7">Instalar herramienta administración node:</text:span><text:span text:style-name="T2"> </text:span><text:span text:style-name="T1">sudo npm install -g -n</text:span></text:p>
        </text:list-item>
        <text:list-item>
          <text:p text:style-name="P16"><text:span text:style-name="T4">Instalar ultima versión estable: </text:span><text:span text:style-name="T1">sudo n stable</text:span></text:p>
        </text:list-item>
        <text:list-item>
          <text:p text:style-name="P16"><text:span text:style-name="T4">Instalar una versión en concreto:</text:span><text:span text:style-name="T1"> sudo n 6.11.2</text:span></text:p>
        </text:list-item>
        <text:list-item>
          <text:p text:style-name="P16"><text:span text:style-name="T4">Actualizar la ultima versión de npm:</text:span><text:span text:style-name="T1"> sudo npm update npm .g</text:span></text:p>
        </text:list-item>
        <text:list-item>
          <text:p text:style-name="P16"><text:span text:style-name="T4">Comprobar la versión de node instalada: </text:span><text:span text:style-name="T1">node -v.</text:span></text:p>
        </text:list-item>
      </text:list>
      <text:list xml:id="list1689715670130551327" text:style-name="L2">
        <text:list-item>
          <text:list>
            <text:list-header>
              <text:p text:style-name="P31"/>
            </text:list-header>
          </text:list>
        </text:list-item>
      </text:list>
      <text:h text:style-name="Heading_20_2" text:outline-level="2">Typescriptlang</text:h>
      <text:list xml:id="list132396798" text:continue-numbering="true" text:style-name="L2">
        <text:list-header>
          <text:p text:style-name="P38"/>
        </text:list-header>
      </text:list>
      <text:h text:style-name="Heading_20_2" text:outline-level="2">cli.angular.io</text:h>
      <text:list xml:id="list8538593874536040362" text:style-name="L3">
        <text:list-item>
          <text:p text:style-name="P34">Desistalar angular cli.</text:p>
          <text:list>
            <text:list-item>
              <text:p text:style-name="P32">npm uninstall -g angular-cli</text:p>
            </text:list-item>
            <text:list-item>
              <text:p text:style-name="P32">npm uninstall -save-dev angular-cli</text:p>
            </text:list-item>
          </text:list>
        </text:list-item>
        <text:list-item>
          <text:p text:style-name="P34">Actualizar el Global Package de angular cli.</text:p>
          <text:list>
            <text:list-item>
              <text:p text:style-name="P32">npm unistall -g @agular/cli</text:p>
            </text:list-item>
            <text:list-item>
              <text:p text:style-name="P32">npm cache verify</text:p>
            </text:list-item>
            <text:list-item>
              <text:p text:style-name="P39"><text:span text:style-name="T17"># if npm version is &lt; 5 the use </text:span><text:span text:style-name="T16">npm cache clean</text:span></text:p>
            </text:list-item>
            <text:list-item>
              <text:p text:style-name="P32">npm install -g @angular/cli@latest</text:p>
            </text:list-item>
          </text:list>
        </text:list-item>
        <text:list-item>
          <text:p text:style-name="P34">Actualizar localmente en su proyecto (Package.json)</text:p>
          <text:list>
            <text:list-item>
              <text:p text:style-name="P32">npm install -save-dev @angular/cli@latest</text:p>
            </text:list-item>
          </text:list>
        </text:list-item>
        <text:list-item>
          <text:p text:style-name="P34">Auditar vulnerabilidades: https://www.todojs.com/npm-audit-avisa-de-vulnerabilidades/</text:p>
          <text:p text:style-name="P34"/>
        </text:list-item>
      </text:list>
      <text:h text:style-name="Heading_20_2" text:outline-level="2"><text:soft-page-break/>ionic</text:h>
      <text:h text:style-name="Heading_20_1" text:outline-level="1" text:is-list-header="true">TIPESCRIPT y ES6</text:h>
      <text:p text:style-name="Text_20_body"/>
      <text:h text:style-name="Heading_20_2" text:outline-level="2">Conceptos:</text:h>
      <text:list xml:id="list3035383238211791521" text:style-name="L4">
        <text:list-item>
          <text:p text:style-name="P40">Los ficheros deben terminar en ‘*.ts’.</text:p>
        </text:list-item>
        <text:list-item>
          <text:p text:style-name="P40">Para compilar los ficheros y convertirlos en ‘*.js’ <text:s/>se utiliza ‘tsc nombre.ts’.</text:p>
          <text:list>
            <text:list-item>
              <text:p text:style-name="P17">‘tsc nombre.ts -w’ hace observable al fichero.</text:p>
            </text:list-item>
          </text:list>
        </text:list-item>
        <text:list-item>
          <text:p text:style-name="P40">Para definir el proyecto de TypeScript se utilizar ‘tsc -init’. Esto crea un fichero json ‘tsconfig.json’ donde se define las reglas para el compilador, solo hace falta introducir ‘tsc’ para compilar todos los ficheros ‘ts’ que se encuentren en la carpeta donde esta el fichero ‘tsconfig.json’.</text:p>
        </text:list-item>
      </text:list>
      <text:h text:style-name="Heading_20_2" text:outline-level="2">Definición de variables y constantes.</text:h>
      <text:list xml:id="list2616800434648816549" text:style-name="L5">
        <text:list-item>
          <text:list>
            <text:list-item>
              <text:p text:style-name="P18">‘let nombre_variable;’ define una variable.</text:p>
            </text:list-item>
            <text:list-item>
              <text:p text:style-name="P18">‘const NOMBRE_CONSTANTE = “valor_constante;”’ define una constante.</text:p>
            </text:list-item>
            <text:list-item>
              <text:p text:style-name="P18">Los ficheros deben terminar en ‘*.ts’.</text:p>
            </text:list-item>
            <text:list-item>
              <text:p text:style-name="P18">Para compilar los ficheros y convertirlos en ‘*.js’ <text:s/>se utiliza ‘tsc nombre.ts’.</text:p>
            </text:list-item>
            <text:list-item>
              <text:p text:style-name="P18">‘tsc nombre.ts -w’ hace observable al fichero.</text:p>
            </text:list-item>
            <text:list-item>
              <text:p text:style-name="P18">Para definir el proyecto de TypeScript se utilizar ‘tsc -init’. Esto crea un fichero json ‘tsconfig.json’ donde se define las reglas para el compilador, solo hace falta introducir ‘tsc’ para compilar todos los ficheros ‘ts’ que se encuentren en la carpeta donde esta el fichero ‘tsconfig.json’.Si definimos una variable y la inicializamos a un <text:s/>tipo de dato no se puede introducir otros datos de tipo diferente. ‘let nombre=”pepe”; nombre=1; //FALLO’</text:p>
            </text:list-item>
            <text:list-item>
              <text:p text:style-name="P18">Definir variable con un tipo ‘let nombre:[tipo];’, <text:s/>‘let nombre:string;’. </text:p>
            </text:list-item>
            <text:list-item>
              <text:p text:style-name="P18">El tipo ‘any’ permite que la variable acepte cualquier tipo de valor.</text:p>
            </text:list-item>
          </text:list>
        </text:list-item>
      </text:list>
      <text:h text:style-name="Heading_20_2" text:outline-level="2">Plantillas literales del ES6</text:h>
      <text:list xml:id="list427085629880016221" text:style-name="L6">
        <text:list-item>
          <text:p text:style-name="P35">Se definen entre ‘`’ y ’`’ </text:p>
        </text:list-item>
        <text:list-item>
          <text:p text:style-name="P35">Para mostrar el valor de una variable se utilizar ‘${nombre_variable}’</text:p>
        </text:list-item>
        <text:list-item>
          <text:p text:style-name="P35">Se permite realizar operaciones de javascript dentro de ‘${...}’.</text:p>
        </text:list-item>
        <text:list-item>
          <text:p text:style-name="P35">Ejemplo:</text:p>
        </text:list-item>
      </text:list>
      <table:table table:name="Tabla1" table:style-name="Tabla1">
        <table:table-column table:style-name="Tabla1.A"/>
        <table:table-row>
          <table:table-cell table:style-name="Tabla1.A1" office:value-type="string">
            <text:p text:style-name="P5">let nombre:string = "Fermín";</text:p>
            <text:p text:style-name="P5">let apellido:string = "Martín";</text:p>
            <text:p text:style-name="P5">let edad:number = 20;</text:p>
            <text:p text:style-name="P5">let texto = `Hola, </text:p>
            <text:p text:style-name="P5"><text:soft-page-break/><text:s text:c="19"/>${ nombre } ${ apellido } (${ edad })`;</text:p>
            <text:p text:style-name="P5">console.log(texto);</text:p>
          </table:table-cell>
        </table:table-row>
      </table:table>
      <text:p text:style-name="Text_20_body"/>
      <text:list xml:id="list5966650405663078025" text:style-name="L7">
        <text:list-item>
          <text:p text:style-name="P19">Se permite utilizar dentro de la plantilla la multilinea ‘/n’ introduciendo un ‘INTRO’ en la cadena.</text:p>
        </text:list-item>
      </text:list>
      <text:h text:style-name="Heading_20_2" text:outline-level="2">Parámetros opcionales, obligatorios y por defecto en las funciones.</text:h>
      <text:list xml:id="list2706698064487956465" text:style-name="L8">
        <text:list-item>
          <text:list>
            <text:list-item>
              <text:p text:style-name="P41"><text:span text:style-name="T18">Obligatorio: </text:span><text:span text:style-name="T16">function activar(quien:string){…}</text:span></text:p>
            </text:list-item>
            <text:list-item>
              <text:p text:style-name="P20"><text:span text:style-name="T4">Por defecto:</text:span><text:span text:style-name="T1"> function activar(quien:string=”yo”){…}</text:span></text:p>
            </text:list-item>
            <text:list-item>
              <text:p text:style-name="P33">Opcionales: </text:p>
            </text:list-item>
          </text:list>
        </text:list-item>
      </text:list>
      <table:table table:name="Tabla2" table:style-name="Tabla2">
        <table:table-column table:style-name="Tabla2.A"/>
        <table:table-row>
          <table:table-cell table:style-name="Tabla2.A1" office:value-type="string">
            <text:p text:style-name="P5">function activar(quien?:string){</text:p>
            <text:p text:style-name="P5"><text:s text:c="7"/>if(quien){ //Se ha definido un valor para el parámetro</text:p>
            <text:p text:style-name="P5"><text:s text:c="6"/>}else{//No se ha definido ningún valor para el parámetro</text:p>
            <text:p text:style-name="P5"><text:s text:c="6"/>}</text:p>
            <text:p text:style-name="P5">}</text:p>
          </table:table-cell>
        </table:table-row>
      </table:table>
      <text:p text:style-name="Text_20_body"/>
      <text:list xml:id="list3166140510838723821" text:style-name="L9">
        <text:list-item>
          <text:p text:style-name="P21">Los parámetro obligatorios deben ir al principio.</text:p>
        </text:list-item>
      </text:list>
      <text:list xml:id="list1680383181556192913" text:style-name="L9">
        <text:list-item>
          <text:p text:style-name="P21">Para usar un parámetro opcional hay que rellenar los anteriores parámetros.</text:p>
        </text:list-item>
      </text:list>
      <text:h text:style-name="Heading_20_2" text:outline-level="2">Funciones de flechas.</text:h>
      <text:list xml:id="list1624978332" text:continue-list="list2706698064487956465" text:style-name="L8">
        <text:list-item>
          <text:list>
            <text:list-item>
              <text:p text:style-name="P33">‘let miFuncionF3=(a,b)=&gt;a+b;’</text:p>
            </text:list-item>
          </text:list>
        </text:list-item>
      </text:list>
      <table:table table:name="Tabla3" table:style-name="Tabla3">
        <table:table-column table:style-name="Tabla3.A"/>
        <table:table-row>
          <table:table-cell table:style-name="Tabla3.A1" office:value-type="string">
            <text:p text:style-name="P10">let nombre="Pedro";</text:p>
            <text:p text:style-name="P10"/>
            <text:p text:style-name="P10">let hulk = {</text:p>
            <text:p text:style-name="P10"><text:s text:c="2"/>nombre:"Hulk",</text:p>
            <text:p text:style-name="P10"><text:s text:c="2"/>smash(){</text:p>
            <text:p text:style-name="P10"><text:s text:c="4"/>/*setTimeout(</text:p>
            <text:p text:style-name="P10"><text:s text:c="6"/>function(){</text:p>
            <text:p text:style-name="P10"><text:s text:c="8"/>console.log(this.nombre + " smash!!");</text:p>
            <text:p text:style-name="P10"><text:s text:c="6"/>}, 1500</text:p>
            <text:p text:style-name="P10"><text:s text:c="4"/>);*/</text:p>
            <text:p text:style-name="P10"><text:s text:c="4"/>setTimeout(()=&gt; console.log(this.nombre + " smash!!"),1500);</text:p>
            <text:p text:style-name="P10"><text:s text:c="2"/>}</text:p>
            <text:p text:style-name="P10">}</text:p>
            <text:p text:style-name="P10"/>
            <text:p text:style-name="P10">hulk.smash();</text:p>
          </table:table-cell>
        </table:table-row>
      </table:table>
      <text:list xml:id="list1460327735" text:continue-numbering="true" text:style-name="L8">
        <text:list-item>
          <text:list>
            <text:list-header>
              <text:p text:style-name="P41"/>
            </text:list-header>
          </text:list>
        </text:list-item>
      </text:list>
      <text:h text:style-name="Heading_20_2" text:outline-level="2">Destructuración de Objeto.</text:h>
      <table:table table:name="Tabla4" table:style-name="Tabla4">
        <table:table-column table:style-name="Tabla4.A"/>
        <table:table-row>
          <table:table-cell table:style-name="Tabla4.A1" office:value-type="string">
            <text:p text:style-name="P10">let avenger = {</text:p>
            <text:p text:style-name="P10"><text:s text:c="2"/>nombre:"steve",</text:p>
            <text:p text:style-name="P10"><text:s text:c="2"/>clave:"Capitan America",</text:p>
            <text:p text:style-name="P10"><text:s text:c="2"/>poder:"Escudo"</text:p>
            <text:p text:style-name="P10">}</text:p>
            <text:p text:style-name="P10"><text:soft-page-break/></text:p>
            <text:p text:style-name="P10">//let nombre = avenger.nombre;</text:p>
            <text:p text:style-name="P10">//let clave = avenger.clave;</text:p>
            <text:p text:style-name="P10">//let poder = avenger.poder;</text:p>
            <text:p text:style-name="P10"/>
            <text:p text:style-name="P10">let{nombre, clave:titulo, poder} = avenger;</text:p>
            <text:p text:style-name="P10"/>
            <text:p text:style-name="P10">console.log(nombre, titulo, poder);</text:p>
          </table:table-cell>
        </table:table-row>
      </table:table>
      <text:p text:style-name="Text_20_body"/>
      <text:list xml:id="list1426198980" text:continue-numbering="true" text:style-name="L8">
        <text:list-item>
          <text:list>
            <text:list-item>
              <text:p text:style-name="P20">Si se utiliza ‘:alias’ despues del nombre de la variable del objeto en destructuración se define un alias para la variable no un tipo, para definir el tipo de variable hay que indicarlo cuando se declaran dentro del objeto.</text:p>
            </text:list-item>
            <text:list-item>
              <text:p text:style-name="P20">Destructuración en array ‘arreglo’</text:p>
            </text:list-item>
          </text:list>
        </text:list-item>
      </text:list>
      <table:table table:name="Tabla5" table:style-name="Tabla5">
        <table:table-column table:style-name="Tabla5.A"/>
        <table:table-row>
          <table:table-cell table:style-name="Tabla5.A1" office:value-type="string">
            <text:p text:style-name="P10">let avenger:string[] = ["Thor","Steve","ironman"];</text:p>
            <text:p text:style-name="P10">let [ heroe1,heroe2,heroe3] = avenger;</text:p>
            <text:p text:style-name="P10">console.log(heroe1,heroe2,heroe3);</text:p>
          </table:table-cell>
        </table:table-row>
      </table:table>
      <text:p text:style-name="Text_20_body"/>
      <text:list xml:id="list234131684" text:continue-numbering="true" text:style-name="L8">
        <text:list-item>
          <text:list>
            <text:list-item>
              <text:p text:style-name="P20">Se utiliza ‘[]’ en vez de ‘{}’.</text:p>
            </text:list-item>
          </text:list>
        </text:list-item>
      </text:list>
      <text:list xml:id="list4540343548593791015" text:style-name="L10">
        <text:list-item>
          <text:p text:style-name="P42"><text:span text:style-name="T18">Se recuperan en orden, por lo que si queremos recuperar solo el tercer registro se debe definir los anteriores vacíos ‘</text:span><text:span text:style-name="T16">let [ , ,heroe3] = avenger;</text:span><text:span text:style-name="T18">’, solo recupera el tercer registro.</text:span></text:p>
        </text:list-item>
      </text:list>
      <text:h text:style-name="Heading_20_2" text:outline-level="2">Promesas en ES6</text:h>
      <text:list xml:id="list9178120151364768521" text:style-name="L11">
        <text:list-item>
          <text:p text:style-name="P60">Da la posibilidad de ejecutar una tarea o alguna función cuando una tarea asíncrona se termina.</text:p>
        </text:list-item>
      </text:list>
      <table:table table:name="Tabla6" table:style-name="Tabla6">
        <table:table-column table:style-name="Tabla6.A"/>
        <table:table-row>
          <table:table-cell table:style-name="Tabla6.A1" office:value-type="string">
            <text:p text:style-name="P10">let prom1 = new Promise(function(resolve, reject){</text:p>
            <text:p text:style-name="P10"><text:s text:c="2"/>setTimeout(()=&gt;{</text:p>
            <text:p text:style-name="P10"><text:s text:c="4"/>console.log("Promesa terminada");</text:p>
            <text:p text:style-name="P10"/>
            <text:p text:style-name="P10"><text:s text:c="4"/>//Termina bien</text:p>
            <text:p text:style-name="P10"><text:s text:c="4"/>resolve();</text:p>
            <text:p text:style-name="P10"/>
            <text:p text:style-name="P10"><text:s text:c="4"/>//Termina mal</text:p>
            <text:p text:style-name="P10"><text:s text:c="4"/>//reject();</text:p>
            <text:p text:style-name="P10"><text:s text:c="2"/>}, 1500);</text:p>
            <text:p text:style-name="P10">});</text:p>
            <text:p text:style-name="P10"/>
            <text:p text:style-name="P10">prom1.then(function(){</text:p>
            <text:p text:style-name="P10"><text:s text:c="2"/>console.log("Ejecutarme cuando se termina bien!");</text:p>
            <text:p text:style-name="P10">},</text:p>
            <text:p text:style-name="P10">function(){</text:p>
            <text:p text:style-name="P10"><text:s text:c="2"/>console.log("Ejecutarme cuando se termine mal!");</text:p>
            <text:p text:style-name="P10">});</text:p>
          </table:table-cell>
        </table:table-row>
      </table:table>
      <text:list xml:id="list1952396901" text:continue-list="list234131684" text:style-name="L8">
        <text:list-header>
          <text:p text:style-name="P41"/>
        </text:list-header>
      </text:list>
      <text:h text:style-name="Heading_20_2" text:outline-level="2">Interfaces de TypeStript</text:h>
      <text:list xml:id="list2424364297714148126" text:style-name="L12">
        <text:list-item>
          <text:p text:style-name="P22">Se declaran con la palabra reservada ‘Interface’.</text:p>
        </text:list-item>
      </text:list>
      <table:table table:name="Tabla7" table:style-name="Tabla7">
        <table:table-column table:style-name="Tabla7.A"/>
        <table:table-row>
          <table:table-cell table:style-name="Tabla7.A1" office:value-type="string">
            <text:p text:style-name="P10">interface Xmen{</text:p>
            <text:p text:style-name="P10"><text:s text:c="2"/>nombre:string,</text:p>
            <text:p text:style-name="P10"><text:s text:c="2"/>poder:string</text:p>
            <text:p text:style-name="P10">}</text:p>
            <text:p text:style-name="P10"/>
            <text:p text:style-name="P10">function enviarMision(xmen:Xmen){</text:p>
            <text:p text:style-name="P10"><text:soft-page-break/><text:s text:c="2"/>console.log("Enviando a " + xmen.nombre);</text:p>
            <text:p text:style-name="P10">}</text:p>
            <text:p text:style-name="P10"/>
            <text:p text:style-name="P10">function volverCuartel(xmen:Xmen){</text:p>
            <text:p text:style-name="P10"><text:s text:c="2"/>console.log(xmen.nombre + " esta volviendo al cuartel");</text:p>
            <text:p text:style-name="P10">}</text:p>
            <text:p text:style-name="P10"/>
            <text:p text:style-name="P10">let heroe:Xmen = {</text:p>
            <text:p text:style-name="P10"><text:s text:c="2"/>nombre: "pepe",</text:p>
            <text:p text:style-name="P10"><text:s text:c="2"/>poder:"fuerza"</text:p>
            <text:p text:style-name="P10">}</text:p>
            <text:p text:style-name="P10"/>
            <text:p text:style-name="P10">enviarMision(heroe);</text:p>
            <text:p text:style-name="P10">volverCuartel(heroe);</text:p>
          </table:table-cell>
        </table:table-row>
      </table:table>
      <text:list xml:id="list1123147053" text:continue-list="list1952396901" text:style-name="L8">
        <text:list-header>
          <text:p text:style-name="P41"/>
        </text:list-header>
      </text:list>
      <text:h text:style-name="Heading_20_2" text:outline-level="2">Clases TypeScript</text:h>
      <text:list xml:id="list919967994075676101" text:style-name="L13">
        <text:list-item>
          <text:p text:style-name="P23">Definición</text:p>
        </text:list-item>
      </text:list>
      <table:table table:name="Tabla8" table:style-name="Tabla8">
        <table:table-column table:style-name="Tabla8.A"/>
        <table:table-row>
          <table:table-cell table:style-name="Tabla8.A1" office:value-type="string">
            <text:p text:style-name="P11">class Avenger{</text:p>
            <text:p text:style-name="P11"><text:s text:c="2"/>nombre:string="Ant Man";</text:p>
            <text:p text:style-name="P11"><text:s text:c="2"/>equipo:string;</text:p>
            <text:p text:style-name="P11"><text:s text:c="2"/>nombreReal:string;</text:p>
            <text:p text:style-name="P11"><text:s text:c="2"/>puedePelear:boolean;</text:p>
            <text:p text:style-name="P11"><text:s text:c="2"/>peleasGanadas:number;</text:p>
            <text:p text:style-name="P11">}</text:p>
            <text:p text:style-name="P11"/>
            <text:p text:style-name="P11">let antman:Avenger = new Avenger();</text:p>
            <text:p text:style-name="P11"/>
            <text:p text:style-name="P11">console.log(antman);</text:p>
          </table:table-cell>
        </table:table-row>
      </table:table>
      <text:p text:style-name="P1"/>
      <text:list xml:id="list2053597933309820989" text:style-name="L14">
        <text:list-item>
          <text:p text:style-name="P24">Constructor, permite inicializar las propiedades de un objeto por medio de parámetros o ejecutar algún tipo de código antes que se instancie el objeto.</text:p>
        </text:list-item>
      </text:list>
      <table:table table:name="Tabla9" table:style-name="Tabla9">
        <table:table-column table:style-name="Tabla9.A"/>
        <table:table-row>
          <table:table-cell table:style-name="Tabla9.A1" office:value-type="string">
            <text:p text:style-name="P11">class Avenger{</text:p>
            <text:p text:style-name="P11"/>
            <text:p text:style-name="P11"><text:s text:c="2"/>…</text:p>
            <text:p text:style-name="P11"/>
            <text:p text:style-name="P11"><text:s text:c="2"/>constructor(nombre:string, equipo:string, nombreReal:string){</text:p>
            <text:p text:style-name="P11"><text:s text:c="4"/>this.nombre=nombre;</text:p>
            <text:p text:style-name="P11"><text:s text:c="4"/>this.equipo=equipo;</text:p>
            <text:p text:style-name="P11"><text:s text:c="4"/>this.nombreReal=nombreReal;</text:p>
            <text:p text:style-name="P11"><text:s text:c="4"/>console.log("Se ha creado un objeto Avenger");</text:p>
            <text:p text:style-name="P11"><text:s text:c="2"/>}</text:p>
            <text:p text:style-name="P11">}</text:p>
            <text:p text:style-name="P11"/>
            <text:p text:style-name="P11">let antman:Avenger = new Avenger("Curro Jimenez","Trabuco","Francisco Jimenez");</text:p>
            <text:p text:style-name="P11">antman.puedePelear=true;</text:p>
            <text:p text:style-name="P11">console.log(antman);</text:p>
          </table:table-cell>
        </table:table-row>
      </table:table>
      <text:p text:style-name="P1"/>
      <text:h text:style-name="Heading_20_2" text:outline-level="2">Módulos.</text:h>
      <text:list xml:id="list64624645" text:continue-list="list1123147053" text:style-name="L8">
        <text:list-item>
          <text:list>
            <text:list-item>
              <text:p text:style-name="P25">Permiten dividir nuestro código en varios archivos, para que sea mas fácil de mantener.</text:p>
              <text:list>
                <text:list-item>
                  <text:p text:style-name="P43"><text:span text:style-name="T18">Se definen mediante ficheros con extensión ‘.class.ts’, por ejemplo </text:span><text:span text:style-name="T16">‘xmen.class.ts’ <text:s/></text:span></text:p>
                </text:list-item>
                <text:list-item>
                  <text:p text:style-name="P43"><text:soft-page-break/><text:span text:style-name="T17">Dentro se definen las clases, estas clases para que se puedan acceder desde el fichero donde se importa el módulo, hay que interponer antes de la definición la palabra reservada ‘export’, por Ejemplo </text:span><text:span text:style-name="T16">‘export class </text:span><text:span text:style-name="T16">X</text:span><text:span text:style-name="T16">men{...}’</text:span></text:p>
                </text:list-item>
              </text:list>
            </text:list-item>
            <text:list-item>
              <text:p text:style-name="P36">Importar un módulo en el fichero de TypeScript.</text:p>
              <text:list>
                <text:list-item>
                  <text:p text:style-name="P36">Al principio del fichero definimos la importación. <text:s/>‘import {nombre_clase}’ from “ruta del módulo de la clase”</text:p>
                </text:list-item>
                <text:list-item>
                  <text:p text:style-name="P43"><text:span text:style-name="T17">Ejemplo: </text:span><text:span text:style-name="T16">‘import {Xmen} </text:span><text:span text:style-name="T16">from “./clases/xmen.class”;</text:span><text:span text:style-name="T16">’</text:span><text:span text:style-name="T16">.</text:span></text:p>
                </text:list-item>
              </text:list>
            </text:list-item>
            <text:list-item>
              <text:p text:style-name="P36">Reducir las líneas de código para importar módulos.</text:p>
              <text:list>
                <text:list-item>
                  <text:p text:style-name="P36">Nos creamos un archivo por ejemplo ‘index.ts’ en la carpeta donde están los módulos. Dentro del ficheros definimos la exportación de estos, por ejemplo:</text:p>
                </text:list-item>
              </text:list>
            </text:list-item>
          </text:list>
        </text:list-item>
      </text:list>
      <table:table table:name="Tabla11" table:style-name="Tabla11">
        <table:table-column table:style-name="Tabla11.A"/>
        <table:table-row>
          <table:table-cell table:style-name="Tabla11.A1" office:value-type="string">
            <text:list xml:id="list976636113" text:continue-numbering="true" text:style-name="L8">
              <text:list-header>
                <text:p text:style-name="P62">/*Al estar en la misma carpeta que los módulos no hace falta para definir en la ruta de donde se encuentra el módulo la carpeta*/</text:p>
                <text:p text:style-name="P62">export {Xmen} from “./xmen.class”;</text:p>
                <text:p text:style-name="P62">export {Villano} from “./villano.class”;</text:p>
              </text:list-header>
            </text:list>
          </table:table-cell>
        </table:table-row>
      </table:table>
      <text:list xml:id="list821320247" text:continue-numbering="true" text:style-name="L8">
        <text:list-item>
          <text:list>
            <text:list-item>
              <text:list>
                <text:list-header>
                  <text:p text:style-name="P45"/>
                </text:list-header>
              </text:list>
            </text:list-item>
          </text:list>
        </text:list-item>
      </text:list>
      <text:list xml:id="list1919478288711162" text:style-name="L15">
        <text:list-item>
          <text:list>
            <text:list-item>
              <text:list>
                <text:list-item>
                  <text:p text:style-name="P44"><text:span text:style-name="T17">Para importarlo en el fichero de TypeScript . </text:span><text:span text:style-name="T16">‘import {Xmen,Villano}’ from “./class/index”;’</text:span></text:p>
                </text:list-item>
              </text:list>
            </text:list-item>
          </text:list>
        </text:list-item>
      </text:list>
      <text:h text:style-name="Heading_20_2" text:outline-level="2">Decoradores de Clases.</text:h>
      <text:list xml:id="list1001869559" text:continue-list="list821320247" text:style-name="L8">
        <text:list-item>
          <text:list>
            <text:list-item>
              <text:p text:style-name="P36">Descripción</text:p>
              <text:list>
                <text:list-item>
                  <text:p text:style-name="P36">Es una función cualquiera. </text:p>
                </text:list-item>
                <text:list-item>
                  <text:p text:style-name="P36">para usarlo se introduce antes del nombre de la clase <text:span text:style-name="T1">‘@’</text:span> seguida del nombre del decorador.</text:p>
                </text:list-item>
                <text:list-item>
                  <text:p text:style-name="P36">Los decoradores para las clases automáticamente envían como parámetro el constructor por ejemplo. </text:p>
                </text:list-item>
              </text:list>
            </text:list-item>
          </text:list>
        </text:list-item>
      </text:list>
      <table:table table:name="Tabla10" table:style-name="Tabla10">
        <table:table-column table:style-name="Tabla10.A"/>
        <table:table-row>
          <table:table-cell table:style-name="Tabla10.A1" office:value-type="string">
            <text:p text:style-name="P11">function consola(constructor:Function){</text:p>
            <text:p text:style-name="P11"><text:s text:c="2"/>console.log(constructor);</text:p>
            <text:p text:style-name="P11">}</text:p>
            <text:p text:style-name="P11"/>
            <text:p text:style-name="P11">@consola</text:p>
            <text:p text:style-name="P11">class Villano{</text:p>
            <text:p text:style-name="P11"><text:s text:c="2"/>constructor(public nombre:string){</text:p>
            <text:p text:style-name="P11"/>
            <text:p text:style-name="P11"><text:s text:c="2"/>}</text:p>
            <text:p text:style-name="P11">}</text:p>
          </table:table-cell>
        </table:table-row>
      </table:table>
      <text:p text:style-name="P2"/>
      <text:list xml:id="list677409367" text:continue-numbering="true" text:style-name="L8">
        <text:list-item>
          <text:list>
            <text:list-item>
              <text:p text:style-name="P36">Como los decoradores son una funcionalidad especial se puede compilar de dos formas</text:p>
              <text:list>
                <text:list-item>
                  <text:p text:style-name="P43"><text:span text:style-name="T17">Introduciendo en la consola ‘</text:span><text:span text:style-name="T16">tsc –experimentalDecorators’.</text:span></text:p>
                </text:list-item>
                <text:list-item>
                  <text:p text:style-name="P36">Configurando el archivo<text:span text:style-name="T1"> ‘tsconfig’ </text:span>añadiendo esa caracteristica.</text:p>
                </text:list-item>
              </text:list>
            </text:list-item>
          </text:list>
        </text:list-item>
      </text:list>
      <table:table table:name="Tabla12" table:style-name="Tabla12">
        <table:table-column table:style-name="Tabla12.A"/>
        <table:table-row>
          <table:table-cell table:style-name="Tabla12.A1" office:value-type="string">
            <text:p text:style-name="P11">"experimentalDecorators": true,</text:p>
          </table:table-cell>
        </table:table-row>
      </table:table>
      <text:p text:style-name="P2"/>
      <text:p text:style-name="P2"/>
      <text:h text:style-name="P12" text:outline-level="1"><text:soft-page-break/>ANGULAR ENTORNO Y ESTRUCTURA.</text:h>
      <text:list xml:id="list1759304249122331668" text:style-name="L16">
        <text:list-header>
          <text:p text:style-name="P48"/>
        </text:list-header>
      </text:list>
      <text:h text:style-name="Heading_20_2" text:outline-level="2" text:restart-numbering="true" text:start-value="-1">Crear entorno local de angular.</text:h>
      <text:list xml:id="list8620376470778639001" text:style-name="L17">
        <text:list-item>
          <text:list>
            <text:list-item>
              <text:p text:style-name="P49">En la ventana de comando ejecutamos lo siguiente.</text:p>
            </text:list-item>
          </text:list>
        </text:list-item>
      </text:list>
      <text:list xml:id="list476435495" text:continue-list="list1759304249122331668" text:style-name="L16">
        <text:list-item>
          <text:list>
            <text:list-item>
              <text:list>
                <text:list-item>
                  <text:p text:style-name="P26">Ejecutamos ‘ng -v’ para ver la versión y que todo se esta instalado correctamente el servidor</text:p>
                </text:list-item>
                <text:list-item>
                  <text:p text:style-name="P26">‘ng new my-app’ crea un nuevo proyecto angular que se llama my-app.</text:p>
                </text:list-item>
                <text:list-item>
                  <text:p text:style-name="P26">Dentro de la carpeta del proyecto que hemos creado ejecutamos el comando ‘ng server -o’ para inicializar el servidor.</text:p>
                </text:list-item>
              </text:list>
            </text:list-item>
          </text:list>
        </text:list-item>
      </text:list>
      <text:h text:style-name="Heading_20_2" text:outline-level="2">Estructura del proyecto.</text:h>
      <text:list xml:id="list333940687" text:continue-numbering="true" text:style-name="L16">
        <text:list-item>
          <text:list>
            <text:list-item>
              <text:p text:style-name="P26">Carpeta ‘e2e’: Se encuentran los ficheros para realizar pruebas unitarias de la aplicación.</text:p>
            </text:list-item>
            <text:list-item>
              <text:p text:style-name="P26">El fichero ‘.angular-cli.json’ <text:s/>o 'angular.json': El fichero de configuración del proyecto donde podemos hacer referencia a ficheros globales de css y js. Parámetros:</text:p>
              <text:list>
                <text:list-item>
                  <text:p text:style-name="P26">proyect.name: Nombre del proyecto</text:p>
                </text:list-item>
                <text:list-item>
                  <text:p text:style-name="P26">apps.prefix: Prefijo que se utiliza cuando se crean los componentes.</text:p>
                </text:list-item>
                <text:list-item>
                  <text:p text:style-name="P26">apps.outDir: Ruta donde se va a compilar el proyecto.</text:p>
                </text:list-item>
                <text:list-item>
                  <text:p text:style-name="P26">apps.root: Ruta principal del código.</text:p>
                </text:list-item>
                <text:list-item>
                  <text:p text:style-name="P26">apps.index: Archivo indice html de la aplicación.</text:p>
                </text:list-item>
                <text:list-item>
                  <text:p text:style-name="P26">apps.main: Archivo indice del ts.</text:p>
                </text:list-item>
                <text:list-item>
                  <text:p text:style-name="P26">apps.polyfills:Achivos de configuración para dar soporte por ejemplo a IE9, IE10, IE11.</text:p>
                </text:list-item>
                <text:list-item>
                  <text:p text:style-name="P26">apps.tsconfig: Archivo principal de configuración de typescript.</text:p>
                </text:list-item>
                <text:list-item>
                  <text:p text:style-name="P26">apps.assets; Archivos estáticos de la página web, como imágenes, iconos, etc. Estos archivos son accesibles desde todo el código.</text:p>
                </text:list-item>
                <text:list-item>
                  <text:p text:style-name="P26">apps.styles: <text:s/>Archivos de estilos del proyecto.</text:p>
                </text:list-item>
                <text:list-item>
                  <text:p text:style-name="P26">apps.scripts: Incluir archivos js en el proyecto.</text:p>
                </text:list-item>
                <text:list-item>
                  <text:p text:style-name="P26">apps.optimization: Optimiza la aplicación.</text:p>
                </text:list-item>
              </text:list>
            </text:list-item>
            <text:list-item>
              <text:p text:style-name="P26">El fichero ‘.editorconfig’: El fichero de configuración del editor.</text:p>
            </text:list-item>
            <text:list-item>
              <text:p text:style-name="P26">El fichero ‘.gitignore’: <text:s/>En este fichero se encuentran todos los archivos que se quieren ignorar para subir el proyecto a un repositorio github y compartirlo con otros usuarios.</text:p>
            </text:list-item>
            <text:list-item>
              <text:p text:style-name="P26">El fichero ‘karma.conf.js’: <text:s/>Este fichero es utilizado para realizar pruebas unitarias.</text:p>
            </text:list-item>
            <text:list-item>
              <text:p text:style-name="P26">El fichero ‘package.json’: El fichero sirve para reconstruir el proyecto. Incluye las dependencias del proyecto y paquetes.</text:p>
              <text:list>
                <text:list-item>
                  <text:p text:style-name="P26">scripts: Aparecen los script de ejecución de angular y los alias para ejecutarlos </text:p>
                </text:list-item>
                <text:list-item>
                  <text:p text:style-name="P26">dependencies: Son dependencias generales para todas las aplicaciones angular.</text:p>
                </text:list-item>
                <text:list-item>
                  <text:p text:style-name="P26"><text:soft-page-break/>devdependencies: Son dependencias que solo son necesarias para desarrollar la aplicacion.</text:p>
                </text:list-item>
              </text:list>
            </text:list-item>
            <text:list-item>
              <text:p text:style-name="P26">El fichero ‘protractor.conf.js’: Es el fichero de configuración para realizar pruebas.</text:p>
            </text:list-item>
            <text:list-item>
              <text:p text:style-name="P26">El fichero ‘README.md’: Guarda información sobre el proyecto.</text:p>
            </text:list-item>
            <text:list-item>
              <text:p text:style-name="P26">El fichero ‘tsconfig.json’: Es el archivo de configuración de TypeScript.</text:p>
            </text:list-item>
            <text:list-item>
              <text:p text:style-name="P26">El fichero ‘tslint.json’: Ayuda a que lo errores se vean bien en el editor, auto completado del del lenguaje typescript.</text:p>
            </text:list-item>
            <text:list-item>
              <text:p text:style-name="P26">Carpeta ‘src’: Es donde se guarda todo el código de la aplicación.</text:p>
              <text:list>
                <text:list-item>
                  <text:p text:style-name="P26">Carpeta ‘app’: Contiene la primera pantalla que aparece cuando se abre <text:s/>cuando se ejecuta la aplicación de angular. Ficheros:</text:p>
                  <text:list>
                    <text:list-item>
                      <text:p text:style-name="P26">‘app.component.ts’: Es el primer componente que estamos cargando en la aplicación de angular. Indica que hay que hacer cuando alguien utilice el ‘app-root’ de este componente en alguna parte de la página.</text:p>
                    </text:list-item>
                    <text:list-item>
                      <text:p text:style-name="P26">‘app.module.ts’: Organiza los ficheros de angular.</text:p>
                    </text:list-item>
                  </text:list>
                </text:list-item>
              </text:list>
            </text:list-item>
          </text:list>
        </text:list-item>
      </text:list>
      <table:table table:name="Tabla13" table:style-name="Tabla13">
        <table:table-column table:style-name="Tabla13.A"/>
        <table:table-row>
          <table:table-cell table:style-name="Tabla13.A1" office:value-type="string">
            <text:p text:style-name="P10">import { BrowserModule } from '@angular/platform-browser';</text:p>
            <text:p text:style-name="P10">import { NgModule } from '@angular/core';</text:p>
            <text:p text:style-name="P10"/>
            <text:p text:style-name="P10">import { AppComponent } from './app.component';</text:p>
            <text:p text:style-name="P10"/>
            <text:p text:style-name="P10">@NgModule({</text:p>
            <text:p text:style-name="P10"><text:s text:c="2"/>declarations: [</text:p>
            <text:p text:style-name="P10"><text:s text:c="4"/>AppComponent</text:p>
            <text:p text:style-name="P10"><text:s text:c="2"/>],</text:p>
            <text:p text:style-name="P10"><text:s text:c="2"/>imports: [</text:p>
            <text:p text:style-name="P10"><text:s text:c="4"/>BrowserModule</text:p>
            <text:p text:style-name="P10"><text:s text:c="2"/>],</text:p>
            <text:p text:style-name="P10"><text:s text:c="2"/>providers: [],</text:p>
            <text:p text:style-name="P10"><text:s text:c="2"/>bootstrap: [AppComponent]</text:p>
            <text:p text:style-name="P10">})</text:p>
            <text:p text:style-name="P10">export class AppModule { }</text:p>
          </table:table-cell>
        </table:table-row>
      </table:table>
      <text:p text:style-name="Text_20_body"/>
      <text:list xml:id="list1960434125603821455" text:style-name="L18">
        <text:list-item>
          <text:p text:style-name="P50"><text:span text:style-name="T18">‘declarations’: Es una lista con el nombre de todos los componentes.</text:span></text:p>
        </text:list-item>
        <text:list-item>
          <text:p text:style-name="P27">‘imports’: <text:s/>Le indicamos la configuración global de por ejemplo conexiones a la base de datos, mapas, llaves globales para conectarnos a googleMap, etc...</text:p>
        </text:list-item>
        <text:list-item>
          <text:p text:style-name="P27">‘providers’: Servicios que son ficheros que se van a compartir por varios componentes de la aplicación.</text:p>
        </text:list-item>
        <text:list-item>
          <text:p text:style-name="P27">‘bootstrap’: Indica la página que se quiere lanzar al principio de la ejecución.</text:p>
        </text:list-item>
      </text:list>
      <text:list xml:id="list1328354218" text:continue-list="list333940687" text:style-name="L16">
        <text:list-item>
          <text:list>
            <text:list-item>
              <text:list>
                <text:list-item>
                  <text:list>
                    <text:list-item>
                      <text:p text:style-name="P26">‘app.component.css’: Da estilo solo al componente. Si queremos dar estilo a toda la página utilizamos el ‘<text:span text:style-name="T1">src/styles.css</text:span>’</text:p>
                    </text:list-item>
                    <text:list-item>
                      <text:p text:style-name="P26"><text:s/>‘app.component.html’: Es el código html que el componente va a mostrar.</text:p>
                    </text:list-item>
                    <text:list-item>
                      <text:p text:style-name="P26">‘app.component.spec.ts’: Se utilizan para realizar pruebas sobre el componente.</text:p>
                    </text:list-item>
                  </text:list>
                </text:list-item>
                <text:list-item>
                  <text:p text:style-name="P26">Carpeta ‘assets’: Se guarda todos los recursos estáticos como imágenes, archivos de música, videos, etc... </text:p>
                </text:list-item>
                <text:list-item>
                  <text:p text:style-name="P26">El fichero ‘favicon.ico’: Es el icono se que muestra en el navegador de la aplicación.</text:p>
                </text:list-item>
                <text:list-item>
                  <text:p text:style-name="P26"><text:soft-page-break/>El fichero ‘index.html’: Es el fichero html inicial de nuestra aplicación.</text:p>
                  <text:list>
                    <text:list-item>
                      <text:p text:style-name="P26">Etiqueta &lt;base href=”/”&gt; indica a angular donde están los archivos, los recursos, etc.</text:p>
                    </text:list-item>
                    <text:list-item>
                      <text:p text:style-name="P26">Etiqueta &lt;app-root&gt;&lt;/app-root&gt;: Es el componente principal de la aplicación.</text:p>
                    </text:list-item>
                  </text:list>
                </text:list-item>
                <text:list-item>
                  <text:p text:style-name="P26">El fichero ‘main.ts’: Es el que ejecuta o usa el app.modulo.</text:p>
                </text:list-item>
              </text:list>
            </text:list-item>
          </text:list>
        </text:list-item>
      </text:list>
      <text:list xml:id="list6522081828264840514" text:style-name="L29">
        <text:list-item>
          <text:list>
            <text:list-item>
              <text:list>
                <text:list-item>
                  <text:list>
                    <text:list-item>
                      <text:p text:style-name="P28">Si esta habilitado el modulo de producción (environment.prod.ts) habilita una serie de caracteristicas que son para producción para optimizar variables, etc.</text:p>
                    </text:list-item>
                  </text:list>
                </text:list-item>
              </text:list>
            </text:list-item>
          </text:list>
        </text:list-item>
      </text:list>
      <table:table table:name="Tabla71" table:style-name="Tabla71">
        <table:table-column table:style-name="Tabla71.A"/>
        <table:table-row>
          <table:table-cell table:style-name="Tabla71.A1" office:value-type="string">
            <text:p text:style-name="P65"><text:span text:style-name="T13">if (environment.production) {</text:span></text:p>
            <text:p text:style-name="P65"><text:span text:style-name="T13"><text:s text:c="2"/>enableProdMode();</text:span></text:p>
            <text:p text:style-name="P65"><text:span text:style-name="T13">}</text:span></text:p>
          </table:table-cell>
        </table:table-row>
      </table:table>
      <text:p text:style-name="P15"/>
      <text:list xml:id="list1569885850" text:continue-list="list1328354218" text:style-name="L16">
        <text:list-item>
          <text:list>
            <text:list-item>
              <text:list>
                <text:list-item>
                  <text:p text:style-name="P26">El fichero ‘polyfills.ts’: Nos ayuda aumentar la compatibilidad con nuestra aplicaciones.</text:p>
                </text:list-item>
                <text:list-item>
                  <text:p text:style-name="P26">El fichero ‘styles.css’: Es el archivo global de estilos de la aplicación.</text:p>
                </text:list-item>
                <text:list-item>
                  <text:p text:style-name="P26">El fichero ‘test.ts’: Contiene test de pruebas.</text:p>
                </text:list-item>
                <text:list-item>
                  <text:p text:style-name="P26">El fichero ‘typings.d.ts’: Sirve para definir variables globales a lo largo de la aplicación.</text:p>
                </text:list-item>
              </text:list>
            </text:list-item>
            <text:list-item>
              <text:p text:style-name="P26">La carpeta ‘node_modules’: Contiene todos los módulos y librerías de angular.</text:p>
            </text:list-item>
            <text:list-item>
              <text:p text:style-name="P26">La carpeta 'environments': Tenemos opciones para el entorno de producción y desarrollo.</text:p>
              <text:list>
                <text:list-item>
                  <text:p text:style-name="P26">environment.prod.ts:</text:p>
                </text:list-item>
                <text:list-item>
                  <text:p text:style-name="P26">environment.ts</text:p>
                </text:list-item>
              </text:list>
            </text:list-item>
            <text:list-item>
              <text:p text:style-name="P26">El fichero browserslist: Indica que navegadores soporta la aplicación, en formato humano que se pueda entender.</text:p>
            </text:list-item>
            <text:list-item>
              <text:p text:style-name="P26">El fichero tsconfig.app.json: Es el exclusivo de la aplicación no el global.</text:p>
              <text:p text:style-name="P26"/>
            </text:list-item>
          </text:list>
        </text:list-item>
        <text:list-item>
          <text:p text:style-name="P26">Utilizando Bootstrap 4.</text:p>
          <text:list>
            <text:list-item>
              <text:p text:style-name="P48"><text:span text:style-name="T18">La página oficial es </text:span><text:a xlink:type="simple" xlink:href="https://v4-alpha.getbootstrap.com/" text:style-name="Internet_20_link" text:visited-style-name="Visited_20_Internet_20_Link"><text:span text:style-name="T18">https://v4-alpha.getbootstrap.com/</text:span></text:a><text:span text:style-name="T18"> .</text:span></text:p>
            </text:list-item>
          </text:list>
        </text:list-item>
      </text:list>
      <text:list xml:id="list6747840892237434941" text:style-name="L19">
        <text:list-item>
          <text:list>
            <text:list-item>
              <text:list>
                <text:list-item>
                  <text:p text:style-name="P37">Debemos importar las siguientes librerías:</text:p>
                </text:list-item>
              </text:list>
            </text:list-item>
          </text:list>
        </text:list-item>
      </text:list>
      <table:table table:name="Tabla23" table:style-name="Tabla23">
        <table:table-column table:style-name="Tabla23.A"/>
        <table:table-row>
          <table:table-cell table:style-name="Tabla23.A1" office:value-type="string">
            <text:p text:style-name="Preformatted_20_Text"><text:span text:style-name="Source_20_Text"><text:span text:style-name="T23">&lt;link rel="stylesheet" href="https://maxcdn.bootstrapcdn.com/bootstrap/4.0.0-alpha.6/css/bootstrap.min.css" integrity="sha384-rwoIResjU2yc3z8GV/NPeZWAv56rSmLldC3R/AZzGRnGxQQKnKkoFVhFQhNUwEyJ" crossorigin="anonymous"&gt;</text:span></text:span></text:p>
            <text:p text:style-name="Preformatted_20_Text"><text:span text:style-name="Source_20_Text"><text:span text:style-name="T23">&lt;script src="https://code.jquery.com/jquery-3.1.1.slim.min.js" integrity="sha384-A7FZj7v+d/sdmMqp/nOQwliLvUsJfDHW+k9Omg/a/EheAdgtzNs3hpfag6Ed950n" crossorigin="anonymous"&gt;&lt;/script&gt;</text:span></text:span></text:p>
            <text:p text:style-name="Preformatted_20_Text"><text:span text:style-name="Source_20_Text"><text:span text:style-name="T23">&lt;script src="https://cdnjs.cloudflare.com/ajax/libs/tether/1.4.0/js/tether.min.js" integrity="sha384-DztdAPBWPRXSA/3eYEEUWrWCy7G5KFbe8fFjk5JAIxUYHKkDx6Qin1DkWx51bBrb" crossorigin="anonymous"&gt;&lt;/script&gt;</text:span></text:span></text:p>
            <text:p text:style-name="P13"><text:span text:style-name="Source_20_Text"><text:span text:style-name="T23">&lt;script src="https://maxcdn.bootstrapcdn.com/bootstrap/4.0.0-alpha.6/js/bootstrap.min.js" integrity="sha384-vBWWzlZJ8ea9aCX4pEW3rVHjgjt7zpkNpZk+02D9phzyeVkE+jo0ieGizqPLForn" crossorigin="anonymous"&gt;&lt;/script&gt;</text:span></text:span></text:p>
          </table:table-cell>
        </table:table-row>
      </table:table>
      <text:p text:style-name="P4"/>
      <text:list xml:id="list8617952390482425825" text:style-name="L20">
        <text:list-item>
          <text:p text:style-name="P29"><text:span text:style-name="T11">Estas librerías las introducimos en el fichero ‘</text:span><text:span text:style-name="T2">index.html</text:span><text:span text:style-name="T11">’ dentro de la etiqueta ‘</text:span><text:span text:style-name="T2">&lt;head&gt;</text:span><text:span text:style-name="T11">’</text:span></text:p>
        </text:list-item>
      </text:list>
      <text:list xml:id="list1840846799" text:continue-list="list1569885850" text:style-name="L16">
        <text:list-item>
          <text:list>
            <text:list-item>
              <text:p text:style-name="P26">Instalar librerías necesarias en node_modules.</text:p>
              <text:list>
                <text:list-item>
                  <text:p text:style-name="P51"><text:soft-page-break/>Otra forma es instalar las librerías para el proyecto y hacer referencia a ellas en el fichero de configuración angular-cli.json.</text:p>
                </text:list-item>
              </text:list>
            </text:list-item>
          </text:list>
        </text:list-item>
      </text:list>
      <table:table table:name="Tabla14" table:style-name="Tabla14">
        <table:table-column table:style-name="Tabla14.A"/>
        <table:table-row>
          <table:table-cell table:style-name="Tabla14.A1" office:value-type="string">
            <text:p text:style-name="Preformatted_20_Text"><text:span text:style-name="Source_20_Text"><text:span text:style-name="T23"><text:s text:c="6"/>"styles": [</text:span></text:span></text:p>
            <text:p text:style-name="Preformatted_20_Text"><text:span text:style-name="Source_20_Text"><text:span text:style-name="T23"><text:s text:c="8"/>"styles.css",</text:span></text:span></text:p>
            <text:p text:style-name="Preformatted_20_Text"><text:span text:style-name="Source_20_Text"><text:span text:style-name="T23"><text:s text:c="8"/>"../node_modules/bootstrap/dist/css/bootstrap.min.css"</text:span></text:span></text:p>
            <text:p text:style-name="Preformatted_20_Text"><text:span text:style-name="Source_20_Text"><text:span text:style-name="T23"><text:s text:c="6"/>],</text:span></text:span></text:p>
            <text:p text:style-name="Preformatted_20_Text"><text:span text:style-name="Source_20_Text"><text:span text:style-name="T23"><text:s text:c="6"/>"scripts": [</text:span></text:span></text:p>
            <text:p text:style-name="Preformatted_20_Text"><text:span text:style-name="Source_20_Text"><text:span text:style-name="T23"><text:s text:c="8"/>"../node_modules/popper.js/dist/umd/popper.min.js",</text:span></text:span></text:p>
            <text:p text:style-name="Preformatted_20_Text"><text:span text:style-name="Source_20_Text"><text:span text:style-name="T23"><text:s text:c="8"/>"../node_modules/jquery/dist/jquery.slim.min.js",</text:span></text:span></text:p>
            <text:p text:style-name="Preformatted_20_Text"><text:span text:style-name="Source_20_Text"><text:span text:style-name="T23"><text:s text:c="8"/>"../node_modules/bootstrap/dist/js/bootstrap.min.js"</text:span></text:span></text:p>
            <text:p text:style-name="Preformatted_20_Text"><text:span text:style-name="Source_20_Text"><text:span text:style-name="T23"><text:s text:c="6"/>],</text:span></text:span></text:p>
          </table:table-cell>
        </table:table-row>
      </table:table>
      <text:p text:style-name="Text_20_body"/>
      <text:list xml:id="list210055105" text:continue-numbering="true" text:style-name="L16">
        <text:list-item>
          <text:p text:style-name="P26">Crear un componente de Angular y Bootstrap.</text:p>
          <text:list>
            <text:list-item>
              <text:p text:style-name="P26">Crear un fichero ‘<text:span text:style-name="T1">nombreComponente.component.ts’ </text:span>en la ruta ‘<text:span text:style-name="T1">src/app/components/</text:span>’.</text:p>
            </text:list-item>
          </text:list>
        </text:list-item>
      </text:list>
      <table:table table:name="Tabla15" table:style-name="Tabla15">
        <table:table-column table:style-name="Tabla15.A"/>
        <table:table-row>
          <table:table-cell table:style-name="Tabla15.A1" office:value-type="string">
            <text:p text:style-name="P10">import { Component } from '@angular/core';</text:p>
            <text:p text:style-name="P10"/>
            <text:p text:style-name="P10">@Component({</text:p>
            <text:p text:style-name="P63"><text:s text:c="2"/>selector: 'app-header',</text:p>
            <text:p text:style-name="P63"><text:s text:c="2"/>template: `&lt;h1&gt;Este es el header component&lt;/h1&gt;`</text:p>
            <text:p text:style-name="P10">})</text:p>
            <text:p text:style-name="P63">export class HeaderComponent {</text:p>
            <text:p text:style-name="P63"/>
            <text:p text:style-name="P63">}</text:p>
          </table:table-cell>
        </table:table-row>
      </table:table>
      <text:p text:style-name="Text_20_body"/>
      <text:list xml:id="list4711205866589600473" text:style-name="L21">
        <text:list-item>
          <text:p text:style-name="P30">Dentro de @Component hay dos propiedades:</text:p>
          <text:list>
            <text:list-item>
              <text:p text:style-name="P30">‘<text:span text:style-name="T1">selector</text:span>’: Nombre de como queremos que se pueda hacer referencia a nuestro componente en el html.</text:p>
            </text:list-item>
            <text:list-item>
              <text:p text:style-name="P30">‘<text:span text:style-name="T1">template</text:span>’: <text:s/>Plantilla html del componente.</text:p>
            </text:list-item>
          </text:list>
        </text:list-item>
        <text:list-item>
          <text:p text:style-name="P30">Definimos el <text:s/>nombre de la clase de nuestro componente a exportar.</text:p>
        </text:list-item>
      </text:list>
      <text:list xml:id="list289626147" text:continue-list="list210055105" text:style-name="L16">
        <text:list-item>
          <text:list>
            <text:list-item>
              <text:p text:style-name="P26">Modificamos el fichero ‘<text:span text:style-name="T1">app.module.ts</text:span>’.</text:p>
            </text:list-item>
          </text:list>
        </text:list-item>
      </text:list>
      <table:table table:name="Tabla16" table:style-name="Tabla16">
        <table:table-column table:style-name="Tabla16.A"/>
        <table:table-row>
          <table:table-cell table:style-name="Tabla16.A1" office:value-type="string">
            <text:p text:style-name="Table_20_Contents">import { BrowserModule } from '@angular/platform-browser';</text:p>
            <text:p text:style-name="Table_20_Contents">import { NgModule } from '@angular/core';</text:p>
            <text:p text:style-name="Table_20_Contents"/>
            <text:p text:style-name="Table_20_Contents">import { AppComponent } from './app.component';</text:p>
            <text:p text:style-name="P6">import { HeaderComponent } from './components/header.component';</text:p>
            <text:p text:style-name="Table_20_Contents"/>
            <text:p text:style-name="Table_20_Contents">@NgModule({</text:p>
            <text:p text:style-name="Table_20_Contents"><text:s text:c="2"/>declarations: [</text:p>
            <text:p text:style-name="Table_20_Contents"><text:s text:c="4"/>AppComponent,</text:p>
            <text:p text:style-name="P6"><text:s text:c="4"/>Header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 text:c="2"/>providers: [],</text:p>
            <text:p text:style-name="Table_20_Contents"><text:s text:c="2"/>bootstrap: [AppComponent]</text:p>
            <text:p text:style-name="Table_20_Contents">})</text:p>
            <text:p text:style-name="Table_20_Contents">export class AppModule { }</text:p>
          </table:table-cell>
        </table:table-row>
      </table:table>
      <text:p text:style-name="Text_20_body"><text:soft-page-break/></text:p>
      <text:list xml:id="list2085879669767881400" text:style-name="L22">
        <text:list-item>
          <text:p text:style-name="P52">Creamos una importación de componente.</text:p>
        </text:list-item>
        <text:list-item>
          <text:p text:style-name="P52">Añadimos el componente al array ‘<text:span text:style-name="T1">declarations</text:span>’ declaración de modulos.</text:p>
        </text:list-item>
      </text:list>
      <text:list xml:id="list2152705314" text:continue-list="list289626147" text:style-name="L16">
        <text:list-item>
          <text:list>
            <text:list-item>
              <text:p text:style-name="P48">Hacer uso del componente en la página web usamos el selector del componente.</text:p>
            </text:list-item>
          </text:list>
        </text:list-item>
      </text:list>
      <table:table table:name="Tabla17" table:style-name="Tabla17">
        <table:table-column table:style-name="Tabla17.A"/>
        <table:table-row>
          <table:table-cell table:style-name="Tabla17.A1" office:value-type="string">
            <text:p text:style-name="Table_20_Contents">&lt;app-header&gt;&lt;/app-header&gt;</text:p>
          </table:table-cell>
        </table:table-row>
      </table:table>
      <text:p text:style-name="Text_20_body"/>
      <text:list xml:id="list1803595356" text:continue-numbering="true" text:style-name="L16">
        <text:list-item>
          <text:list>
            <text:list-item>
              <text:p text:style-name="P48">Para introducir el código html del componente podemos crear un fichero html en la ruta <text:span text:style-name="T1">src/app/components/</text:span>’ con el mismo nombre que el componente pero con la extensión html, este fichero puedo contener el código Bootstrap de una template.</text:p>
              <text:list>
                <text:list-item>
                  <text:p text:style-name="P48">Para hacer referencia al fichero html del componente en el fichero header.component.ts debemos cambiar la Clave ‘template’ por ‘templateUrl’ y introducir la dirección de la página html.</text:p>
                </text:list-item>
              </text:list>
            </text:list-item>
          </text:list>
        </text:list-item>
      </text:list>
      <table:table table:name="Tabla18" table:style-name="Tabla18">
        <table:table-column table:style-name="Tabla18.A"/>
        <table:table-row>
          <table:table-cell table:style-name="Tabla18.A1" office:value-type="string">
            <text:p text:style-name="Table_20_Contents">import { Component } from '@angular/core';</text:p>
            <text:p text:style-name="Table_20_Contents"/>
            <text:p text:style-name="Table_20_Contents">@Component({</text:p>
            <text:p text:style-name="Table_20_Contents"><text:s text:c="2"/>selector: 'app-header',</text:p>
            <text:p text:style-name="Table_20_Contents"><text:s text:c="2"/><text:span text:style-name="T8">templateUrl: 'header.component.html'</text:span></text:p>
            <text:p text:style-name="Table_20_Contents">})</text:p>
            <text:p text:style-name="Table_20_Contents">export class HeaderComponent {</text:p>
            <text:p text:style-name="Table_20_Contents"/>
            <text:p text:style-name="Table_20_Contents">}</text:p>
          </table:table-cell>
        </table:table-row>
      </table:table>
      <text:p text:style-name="Text_20_body"/>
      <text:list xml:id="list1639788409" text:continue-numbering="true" text:style-name="L16">
        <text:list-item>
          <text:p text:style-name="P48">Crear un componente automáticamente.</text:p>
          <text:list>
            <text:list-item>
              <text:p text:style-name="P48">En la consola dentro de la carpeta del proyecto introducimos los siguiente:</text:p>
              <text:list>
                <text:list-item>
                  <text:p text:style-name="P53">ng g c ruta_carpetas/nombre_componente</text:p>
                </text:list-item>
              </text:list>
            </text:list-item>
            <text:list-item>
              <text:p text:style-name="P53">Crea el componente sin css.</text:p>
            </text:list-item>
          </text:list>
        </text:list-item>
      </text:list>
      <text:list xml:id="list1701630173297412431" text:style-name="L23">
        <text:list-item>
          <text:list>
            <text:list-item>
              <text:list>
                <text:list-item>
                  <text:p text:style-name="P54">ng g c ruta_carpetas/nombre_componente -is </text:p>
                </text:list-item>
              </text:list>
            </text:list-item>
          </text:list>
        </text:list-item>
      </text:list>
      <text:list xml:id="list118044846" text:continue-list="list1639788409" text:style-name="L16">
        <text:list-item>
          <text:list>
            <text:list-item>
              <text:list>
                <text:list-header>
                  <text:p text:style-name="P53"/>
                </text:list-header>
              </text:list>
            </text:list-item>
          </text:list>
        </text:list-item>
        <text:list-item>
          <text:p text:style-name="P48">Componentes y directivas estructurales</text:p>
          <text:list>
            <text:list-item>
              <text:p text:style-name="P48">Componentes: Son pequeñas clases que cumplen una tarea específica, los componentes tienen un decorador específico.</text:p>
            </text:list-item>
            <text:list-item>
              <text:p text:style-name="P48"><text:soft-page-break/>Directivas estructurales: Son instrucciones que le dicen a la parte del HTML que tiene que hacer.</text:p>
              <text:list>
                <text:list-item>
                  <text:p text:style-name="P48">*ngIf: Se encarga de mostrar o ocultar elementos html en la página web.</text:p>
                  <text:list>
                    <text:list-item>
                      <text:p text:style-name="P48">Directiva: *ngif="expression"</text:p>
                      <text:p text:style-name="P48">expression: tiene que ser una expresión javascript valida que devuelva un true/false.</text:p>
                    </text:list-item>
                    <text:list-item>
                      <text:p text:style-name="P48">componente.component.ts</text:p>
                    </text:list-item>
                  </text:list>
                </text:list-item>
              </text:list>
            </text:list-item>
          </text:list>
        </text:list-item>
      </text:list>
      <table:table table:name="Tabla19" table:style-name="Tabla19">
        <table:table-column table:style-name="Tabla19.A"/>
        <table:table-row>
          <table:table-cell table:style-name="Tabla19.A1" office:value-type="string">
            <text:p text:style-name="Table_20_Contents">export class BodyComponent {</text:p>
            <text:p text:style-name="Table_20_Contents"><text:s text:c="2"/><text:span text:style-name="T8">mostrar:boolean = false;</text:span></text:p>
            <text:p text:style-name="Table_20_Contents"><text:s text:c="2"/><text:span text:style-name="T8">frase:any = {</text:span></text:p>
            <text:p text:style-name="P6"><text:s text:c="4"/>mensaje:"Un gran poder conlleva una gran responsabilidad",</text:p>
            <text:p text:style-name="P6"><text:s text:c="4"/>autor:"Ben Parker"</text:p>
            <text:p text:style-name="P6"><text:s text:c="2"/>}</text:p>
            <text:p text:style-name="Table_20_Contents">}</text:p>
          </table:table-cell>
        </table:table-row>
      </table:table>
      <text:list xml:id="list277423582" text:continue-numbering="true" text:style-name="L16">
        <text:list-item>
          <text:list>
            <text:list-item>
              <text:list>
                <text:list-item>
                  <text:list>
                    <text:list-header>
                      <text:p text:style-name="P48"/>
                    </text:list-header>
                  </text:list>
                </text:list-item>
              </text:list>
            </text:list-item>
          </text:list>
        </text:list-item>
      </text:list>
      <text:list xml:id="list5753414261795880265" text:style-name="L24">
        <text:list-item>
          <text:p text:style-name="P55">componente.component.html</text:p>
        </text:list-item>
      </text:list>
      <table:table table:name="Tabla20" table:style-name="Tabla20">
        <table:table-column table:style-name="Tabla20.A"/>
        <table:table-row>
          <table:table-cell table:style-name="Tabla20.A1" office:value-type="string">
            <text:p text:style-name="Table_20_Contents"><text:s text:c="4"/>&lt;div <text:span text:style-name="T8">*ngIf="mostrar"</text:span> class="card card-inverse card-primary mb-3 text-center"&gt;</text:p>
            <text:p text:style-name="Table_20_Contents"><text:s text:c="6"/>&lt;div class="card-block"&gt;</text:p>
            <text:p text:style-name="Table_20_Contents"><text:s text:c="8"/>&lt;blockquote class="card-blockquote"&gt;</text:p>
            <text:p text:style-name="Table_20_Contents"><text:s text:c="10"/>&lt;p&gt;<text:span text:style-name="T8">{{frase.mensaje}}</text:span>&lt;/p&gt;</text:p>
            <text:p text:style-name="Table_20_Contents"><text:s text:c="10"/>&lt;footer&gt;<text:span text:style-name="T8">{{frase.autor}}</text:span>&lt;/footer&gt;</text:p>
            <text:p text:style-name="Table_20_Contents"><text:s text:c="8"/>&lt;/blockquote&gt;</text:p>
            <text:p text:style-name="Table_20_Contents"><text:s text:c="6"/>&lt;/div&gt;</text:p>
            <text:p text:style-name="Table_20_Contents"><text:s text:c="4"/>&lt;/div&gt;</text:p>
          </table:table-cell>
        </table:table-row>
      </table:table>
      <text:p text:style-name="Text_20_body"/>
      <text:list xml:id="list1262452948" text:continue-list="list277423582" text:style-name="L16">
        <text:list-item>
          <text:list>
            <text:list-item>
              <text:list>
                <text:list-item>
                  <text:p text:style-name="P46">*ngfor: Se encarga de hacer repeticiones de elementos html en la página.</text:p>
                  <text:list>
                    <text:list-item>
                      <text:p text:style-name="P46">Directiva: *ngFor="let item of list, let idx = index "</text:p>
                      <text:p text:style-name="P46">list: Nombre del objeto que contiene la lista o array de elementos.</text:p>
                      <text:p text:style-name="P46">Index: Indices de la lista o array a recorrer.</text:p>
                    </text:list-item>
                    <text:list-item>
                      <text:p text:style-name="P46">componente.component.ts</text:p>
                    </text:list-item>
                  </text:list>
                </text:list-item>
              </text:list>
            </text:list-item>
          </text:list>
        </text:list-item>
      </text:list>
      <table:table table:name="Tabla21" table:style-name="Tabla21">
        <table:table-column table:style-name="Tabla21.A"/>
        <table:table-row>
          <table:table-cell table:style-name="Tabla21.A1" office:value-type="string">
            <text:p text:style-name="Table_20_Contents">export class BodyComponent {</text:p>
            <text:p text:style-name="Table_20_Contents"><text:s text:c="2"/><text:span text:style-name="T8">personajes:String[] = ["Spiderman", "Superman", "Batman", "Venon", "Dr Bad"];</text:span></text:p>
            <text:p text:style-name="Table_20_Contents">}</text:p>
          </table:table-cell>
        </table:table-row>
      </table:table>
      <text:list xml:id="list503642158" text:continue-numbering="true" text:style-name="L16">
        <text:list-header>
          <text:p text:style-name="P53"/>
          <text:list>
            <text:list-item>
              <text:list>
                <text:list-item>
                  <text:list>
                    <text:list-item>
                      <text:p text:style-name="P53">componente.component.html</text:p>
                    </text:list-item>
                  </text:list>
                </text:list-item>
              </text:list>
            </text:list-item>
          </text:list>
        </text:list-header>
      </text:list>
      <table:table table:name="Tabla22" table:style-name="Tabla22">
        <table:table-column table:style-name="Tabla22.A"/>
        <table:table-row>
          <table:table-cell table:style-name="Tabla22.A1" office:value-type="string">
            <text:p text:style-name="Table_20_Contents"><text:s text:c="4"/>&lt;ul class="list-group"&gt;</text:p>
            <text:p text:style-name="Table_20_Contents"><text:s text:c="6"/>&lt;li <text:span text:style-name="T8">*ngFor="let item of personajes; let idx = index"</text:span> class="list-group-item"&gt;</text:p>
            <text:p text:style-name="Table_20_Contents"><text:s text:c="8"/><text:span text:style-name="T8">{{idx + 1}}. {{item}}</text:span></text:p>
            <text:p text:style-name="Table_20_Contents"><text:s text:c="6"/>&lt;/li&gt;</text:p>
            <text:p text:style-name="Table_20_Contents"><text:soft-page-break/><text:s text:c="4"/>&lt;/ul&gt;</text:p>
          </table:table-cell>
        </table:table-row>
      </table:table>
      <text:list xml:id="list1935181575" text:continue-numbering="true" text:style-name="L16">
        <text:list-header>
          <text:p text:style-name="P53"/>
        </text:list-header>
        <text:list-item>
          <text:p text:style-name="P48">Crear rutas en Angular.</text:p>
          <text:list>
            <text:list-item>
              <text:p text:style-name="P46">En la carpeta ‘app/components’ nos creamos un fichero llamado ‘app.routes.ts’.<text:span text:style-name="T11"> </text:span><text:span text:style-name="T11">En este fichero definiremos las rutas de nuestra proyecto.</text:span> </text:p>
            </text:list-item>
          </text:list>
        </text:list-item>
      </text:list>
      <table:table table:name="Tabla24" table:style-name="Tabla24">
        <table:table-column table:style-name="Tabla24.A"/>
        <table:table-row>
          <table:table-cell table:style-name="Tabla24.A1" office:value-type="string">
            <text:p text:style-name="Table_20_Contents">import { RouterModule, Routes } from '@angular/router';</text:p>
            <text:p text:style-name="Table_20_Contents">import { HomeComponent } from './components/home/home.component';</text:p>
            <text:p text:style-name="Table_20_Contents"/>
            <text:p text:style-name="Table_20_Contents">const APP_ROUTES: Routes = [</text:p>
            <text:p text:style-name="Table_20_Contents"><text:s text:c="2"/>{ path: 'home', component: HomeComponent },</text:p>
            <text:p text:style-name="Table_20_Contents"><text:s text:c="2"/>{ <text:span text:style-name="T8">path: '**', pathMatch: 'full', redirectTo: 'home'</text:span> }</text:p>
            <text:p text:style-name="Table_20_Contents">];</text:p>
            <text:p text:style-name="Table_20_Contents"/>
            <text:p text:style-name="Table_20_Contents">/*<text:span text:style-name="T8">No se usa Hash*/ </text:span></text:p>
            <text:p text:style-name="Table_20_Contents"><text:span text:style-name="T12">/* </text:span><text:a xlink:type="simple" xlink:href="http://localhost:4200/#/home" text:style-name="Internet_20_link" text:visited-style-name="Visited_20_Internet_20_Link"><text:span text:style-name="T12">http://localhost:4200/home</text:span></text:a><text:span text:style-name="T12"> */</text:span></text:p>
            <text:p text:style-name="Table_20_Contents">export const APP_ROUTING = RouterModule.forRoot(APP_ROUTES);</text:p>
            <text:p text:style-name="Table_20_Contents"/>
            <text:p text:style-name="Table_20_Contents">/* <text:span text:style-name="T8">Se usa Hash cuando las rutas llevan parámetro</text:span></text:p>
            <text:p text:style-name="Table_20_Contents"><text:span text:style-name="T12">/* </text:span><text:a xlink:type="simple" xlink:href="http://localhost:4200/#/home" text:style-name="Internet_20_link" text:visited-style-name="Visited_20_Internet_20_Link"><text:span text:style-name="T12">http://localhost:4200/#/home</text:span></text:a><text:span text:style-name="T12"> */</text:span></text:p>
            <text:p text:style-name="Table_20_Contents"><text:span text:style-name="T12">/* </text:span>export const APP_ROUTING = RouterModule.forRoot(APP_ROUTES, {useHash:true});*/</text:p>
            <text:p text:style-name="Table_20_Contents"/>
          </table:table-cell>
        </table:table-row>
      </table:table>
      <text:list xml:id="list906039597" text:continue-numbering="true" text:style-name="L16">
        <text:list-item>
          <text:list>
            <text:list-header>
              <text:p text:style-name="P46"/>
              <text:list>
                <text:list-item>
                  <text:p text:style-name="P48"><text:span text:style-name="T4">El </text:span><text:span text:style-name="T5">path:’**’</text:span><text:span text:style-name="T4"> represena a la ruta </text:span><text:span text:style-name="T4">por defecto</text:span><text:span text:style-name="T4">, la que va a tomar si no se hace referencia a ninguna las definidas en el fichero.</text:span></text:p>
                </text:list-item>
              </text:list>
            </text:list-header>
            <text:list-item>
              <text:p text:style-name="P48"><text:span text:style-name="T4">E</text:span><text:span text:style-name="T4">n el fichero app.modules.ts hay que importar el fichero de rutas, y en </text:span><text:span text:style-name="T5">@NgModule </text:span><text:span text:style-name="T6">a las importaciones</text:span></text:p>
            </text:list-item>
          </text:list>
        </text:list-item>
      </text:list>
      <table:table table:name="Tabla25" table:style-name="Tabla25">
        <table:table-column table:style-name="Tabla25.A"/>
        <table:table-row>
          <table:table-cell table:style-name="Tabla25.A1" office:value-type="string">
            <text:p text:style-name="Table_20_Contents">//Rutas</text:p>
            <text:p text:style-name="P6">import { APP_ROUTING } from './app.routers';</text:p>
            <text:p text:style-name="Table_20_Contents"/>
            <text:p text:style-name="Table_20_Contents">//Servicios</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oft-page-break/><text:s text:c="2"/>imports: [</text:p>
            <text:p text:style-name="Table_20_Contents"><text:s text:c="4"/>BrowserModule,</text:p>
            <text:p text:style-name="Table_20_Contents"><text:s text:c="4"/><text:span text:style-name="T8">APP_ROUTING</text:span></text:p>
            <text:p text:style-name="Table_20_Contents"><text:s text:c="2"/>],</text:p>
          </table:table-cell>
        </table:table-row>
      </table:table>
      <text:list xml:id="list1409471245" text:continue-numbering="true" text:style-name="L16">
        <text:list-item>
          <text:list>
            <text:list-header>
              <text:p text:style-name="P47"/>
            </text:list-header>
            <text:list-item>
              <text:p text:style-name="P48"><text:span text:style-name="T6">Indicamos a Angular donde queremos que renderi</text:span><text:span text:style-name="T6">z</text:span><text:span text:style-name="T6">e la página</text:span></text:p>
            </text:list-item>
          </text:list>
        </text:list-item>
      </text:list>
      <table:table table:name="Tabla26" table:style-name="Tabla26">
        <table:table-column table:style-name="Tabla26.A"/>
        <table:table-row>
          <table:table-cell table:style-name="Tabla26.A1" office:value-type="string">
            <text:p text:style-name="Table_20_Contents">&lt;div class="container"&gt;</text:p>
            <text:p text:style-name="Table_20_Contents"><text:s text:c="2"/><text:span text:style-name="T8">&lt;router-outlet&gt;&lt;/router-outlet&gt;</text:span></text:p>
            <text:p text:style-name="Table_20_Contents">&lt;/div&gt;</text:p>
          </table:table-cell>
        </table:table-row>
      </table:table>
      <text:p text:style-name="P3"/>
      <text:list xml:id="list1881103605120412842" text:style-name="L25">
        <text:list-item>
          <text:p text:style-name="P56"><text:span text:style-name="T6">Como no hemos definido ninguna ruta en el componente html de la barra de navegación en los dos enlaces nos renderiza la misma página, la de por defecto ‘</text:span><text:span text:style-name="T6">home.html</text:span><text:span text:style-name="T6">’</text:span></text:p>
        </text:list-item>
      </text:list>
      <table:table table:name="Tabla27" table:style-name="Tabla27">
        <table:table-column table:style-name="Tabla27.A"/>
        <table:table-row>
          <table:table-cell table:style-name="Tabla27.A1" office:value-type="string">
            <text:p text:style-name="Table_20_Contents"><text:s text:c="4"/>&lt;ul class="navbar-nav mr-auto mt-2 mt-lg-0"&gt;</text:p>
            <text:p text:style-name="Table_20_Contents"><text:s text:c="6"/>&lt;li class="nav-item active"&gt;</text:p>
            <text:p text:style-name="Table_20_Contents"><text:s text:c="7"/><text:span text:style-name="T8"><text:s/>&lt;a class="nav-link" href="#"&gt;Home&lt;/a&gt;</text:span></text:p>
            <text:p text:style-name="Table_20_Contents"><text:s text:c="6"/>&lt;/li&gt;</text:p>
            <text:p text:style-name="Table_20_Contents"><text:s text:c="6"/>&lt;li class="nav-item"&gt;</text:p>
            <text:p text:style-name="Table_20_Contents"><text:s text:c="8"/><text:span text:style-name="T8">&lt;a class="nav-link" href="#"&gt;Link&lt;/a&gt;</text:span></text:p>
            <text:p text:style-name="Table_20_Contents"><text:s text:c="6"/>&lt;/li&gt;</text:p>
            <text:p text:style-name="Table_20_Contents"><text:s text:c="4"/>&lt;/ul&gt;</text:p>
          </table:table-cell>
        </table:table-row>
      </table:table>
      <text:p text:style-name="P3"/>
      <text:list xml:id="list1945728055" text:continue-list="list1409471245" text:style-name="L16">
        <text:list-item>
          <text:list>
            <text:list-item>
              <text:p text:style-name="P48">Moverse entre páginas</text:p>
              <text:list>
                <text:list-item>
                  <text:p text:style-name="P48">Para ello utilizamos un elemento llamado ‘routerLink’.</text:p>
                </text:list-item>
                <text:list-item>
                  <text:p text:style-name="P48">Con el ‘routerLinkActive’ definimos que estilo queremos para la pestaña seleccionada.</text:p>
                </text:list-item>
              </text:list>
            </text:list-item>
          </text:list>
        </text:list-item>
      </text:list>
      <table:table table:name="Tabla28" table:style-name="Tabla28">
        <table:table-column table:style-name="Tabla28.A"/>
        <table:table-row>
          <table:table-cell table:style-name="Tabla28.A1" office:value-type="string">
            <text:p text:style-name="Table_20_Contents"><text:s text:c="4"/>&lt;ul class="navbar-nav mr-auto mt-2 mt-lg-0"&gt;</text:p>
            <text:p text:style-name="Table_20_Contents"><text:s text:c="6"/>&lt;li class="nav-item" <text:span text:style-name="T8">routerLinkActive="active"</text:span>&gt;</text:p>
            <text:p text:style-name="Table_20_Contents"><text:s text:c="8"/>&lt;a class="nav-link" <text:span text:style-name="T8">routerLink="home"</text:span>&gt;Home&lt;/a&gt;</text:p>
            <text:p text:style-name="Table_20_Contents"><text:s text:c="6"/>&lt;/li&gt;</text:p>
            <text:p text:style-name="Table_20_Contents"><text:s text:c="6"/>&lt;li class="nav-item" <text:span text:style-name="T8">routerLinkActive="active"</text:span>&gt;</text:p>
            <text:p text:style-name="Table_20_Contents"><text:s text:c="8"/>&lt;a class="nav-link" <text:span text:style-name="T8">[routerLink]="['heroes']"</text:span>&gt;Heroes&lt;/a&gt; //La ruta lo controla angular</text:p>
            <text:p text:style-name="Table_20_Contents"><text:s text:c="6"/>&lt;/li&gt;</text:p>
            <text:p text:style-name="Table_20_Contents"><text:s text:c="6"/>&lt;li class="nav-item" <text:span text:style-name="T8">routerLinkActive="active"</text:span>&gt;</text:p>
            <text:p text:style-name="Table_20_Contents"><text:s text:c="8"/>&lt;a class="nav-link" <text:span text:style-name="T8">[routerLink]="['about']"</text:span>&gt;About&lt;/a&gt;</text:p>
            <text:p text:style-name="Table_20_Contents"><text:s text:c="6"/>&lt;/li&gt;</text:p>
            <text:p text:style-name="Table_20_Contents"><text:s text:c="4"/>&lt;/ul&gt;</text:p>
          </table:table-cell>
        </table:table-row>
      </table:table>
      <text:p text:style-name="Text_20_body"/>
      <text:list xml:id="list2050407997" text:continue-numbering="true" text:style-name="L16">
        <text:list-item>
          <text:p text:style-name="P48">Servicios.</text:p>
          <text:list>
            <text:list-item>
              <text:p text:style-name="P48">Crear el servicio.</text:p>
              <text:list>
                <text:list-item>
                  <text:p text:style-name="P48">Se crean en una carpeta en el app llamada servicios con la siguiente nomenclatura ‘nombreServicio.service.ts’ </text:p>
                </text:list-item>
                <text:list-item>
                  <text:p text:style-name="P48"><text:soft-page-break/>Para definir que es un servicio utilizamos el decorador <text:span text:style-name="T3">‘@Injectable()’.</text:span></text:p>
                </text:list-item>
              </text:list>
            </text:list-item>
          </text:list>
        </text:list-item>
      </text:list>
      <table:table table:name="Tabla29" table:style-name="Tabla29">
        <table:table-column table:style-name="Tabla29.A"/>
        <table:table-row>
          <table:table-cell table:style-name="Tabla29.A1" office:value-type="string">
            <text:p text:style-name="Table_20_Contents">import { Injectable } from '@angular/core';</text:p>
            <text:p text:style-name="P7"/>
            <text:p text:style-name="Table_20_Contents">private heroes:Heroe[] = [</text:p>
            <text:p text:style-name="Table_20_Contents"><text:s text:c="4"/>{</text:p>
            <text:p text:style-name="Table_20_Contents"><text:s text:c="6"/>nombre: "Aquaman",</text:p>
            <text:p text:style-name="Table_20_Contents"><text:s text:c="6"/>bio: "El poder más reconocido de Aquaman es la capacidad telepática para ...",</text:p>
            <text:p text:style-name="Table_20_Contents"><text:s text:c="6"/>aparicion: "1941-11-01",</text:p>
            <text:p text:style-name="Table_20_Contents"><text:s text:c="6"/>casa:"DC"</text:p>
            <text:p text:style-name="Table_20_Contents"><text:s text:c="4"/>},</text:p>
            <text:p text:style-name="Table_20_Contents"><text:s text:c="4"/>…..</text:p>
            <text:p text:style-name="Table_20_Contents"><text:s/>];</text:p>
            <text:p text:style-name="Table_20_Contents"/>
            <text:p text:style-name="P6">@Injectable()</text:p>
            <text:p text:style-name="Table_20_Contents">export class HeroesService {</text:p>
            <text:p text:style-name="Table_20_Contents"><text:s text:c="2"/>constructor() { <text:s/></text:p>
            <text:p text:style-name="Table_20_Contents"><text:s text:c="4"/>console.log("Servicio listo para usar!!");</text:p>
            <text:p text:style-name="Table_20_Contents"><text:s text:c="2"/>}</text:p>
            <text:p text:style-name="Table_20_Contents">}</text:p>
            <text:p text:style-name="Table_20_Contents"/>
            <text:p text:style-name="Table_20_Contents">getHeroes():Heroe[]{</text:p>
            <text:p text:style-name="Table_20_Contents"><text:s text:c="3"/>return this.heroes;</text:p>
            <text:p text:style-name="Table_20_Contents">}</text:p>
            <text:p text:style-name="Table_20_Contents"/>
            <text:p text:style-name="Table_20_Contents">}</text:p>
            <text:p text:style-name="Table_20_Contents">export interface Heroe{</text:p>
            <text:p text:style-name="Table_20_Contents"><text:s text:c="2"/>nombre:String;</text:p>
            <text:p text:style-name="Table_20_Contents"><text:s text:c="2"/>bio:String;</text:p>
            <text:p text:style-name="Table_20_Contents"><text:s text:c="2"/>img:String;</text:p>
            <text:p text:style-name="Table_20_Contents"><text:s text:c="2"/>aparicion:String;</text:p>
            <text:p text:style-name="Table_20_Contents"><text:s text:c="2"/>casa:String;</text:p>
            <text:p text:style-name="Table_20_Contents">}</text:p>
          </table:table-cell>
        </table:table-row>
      </table:table>
      <text:p text:style-name="Text_20_body"/>
      <text:list xml:id="list1504586018" text:continue-numbering="true" text:style-name="L16">
        <text:list-item>
          <text:list>
            <text:list-item>
              <text:p text:style-name="P48">Indicar a Angular la existencia del servicio en el fichero ‘app.module.ts’.</text:p>
            </text:list-item>
          </text:list>
        </text:list-item>
      </text:list>
      <table:table table:name="Tabla30" table:style-name="Tabla30">
        <table:table-column table:style-name="Tabla30.A"/>
        <table:table-row>
          <table:table-cell table:style-name="Tabla30.A1" office:value-type="string">
            <text:p text:style-name="Table_20_Contents">//Servicios</text:p>
            <text:p text:style-name="P6">import { HeroesService } from './servicios/heroes.service';</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oft-page-break/><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APP_ROUTING</text:p>
            <text:p text:style-name="Table_20_Contents"><text:s text:c="2"/>],</text:p>
            <text:p text:style-name="Table_20_Contents"><text:s text:c="2"/>providers: [</text:p>
            <text:p text:style-name="Table_20_Contents"><text:s text:c="4"/><text:span text:style-name="T8">HeroesService</text:span></text:p>
            <text:p text:style-name="Table_20_Contents"><text:s text:c="2"/>],</text:p>
          </table:table-cell>
        </table:table-row>
      </table:table>
      <text:p text:style-name="Text_20_body"/>
      <text:list xml:id="list1385940714" text:continue-numbering="true" text:style-name="L16">
        <text:list-item>
          <text:list>
            <text:list-item>
              <text:list>
                <text:list-item>
                  <text:p text:style-name="P48">Si se define <text:s/>el servicio dentro del componet ese servicio esta instanciado en solo para ese componet, si despues se define en otro componet ese servicio es una instancia diferente al anterior.</text:p>
                </text:list-item>
              </text:list>
            </text:list-item>
          </text:list>
        </text:list-item>
      </text:list>
      <table:table table:name="Tabla63" table:style-name="Tabla63">
        <table:table-column table:style-name="Tabla63.A"/>
        <table:table-row>
          <table:table-cell table:style-name="Tabla63.A1" office:value-type="string">
            <text:p text:style-name="Table_20_Contents">...</text:p>
            <text:p text:style-name="Table_20_Contents">@Component({</text:p>
            <text:p text:style-name="Table_20_Contents"><text:s text:c="2"/>selector: 'app-heroes',</text:p>
            <text:p text:style-name="Table_20_Contents"><text:s text:c="2"/>templateUrl: './heroes.component.html',</text:p>
            <text:p text:style-name="Table_20_Contents"><text:s text:c="2"/><text:span text:style-name="T8">providers: [HeroesService</text:span><text:span text:style-name="T10">]</text:span></text:p>
            <text:p text:style-name="Table_20_Contents">})</text:p>
            <text:p text:style-name="Table_20_Contents">...</text:p>
          </table:table-cell>
        </table:table-row>
      </table:table>
      <text:p text:style-name="Text_20_body"/>
      <text:list xml:id="list1325970059" text:continue-numbering="true" text:style-name="L16">
        <text:list-item>
          <text:list>
            <text:list-item>
              <text:list>
                <text:list-header>
                  <text:p text:style-name="P48"/>
                </text:list-header>
              </text:list>
            </text:list-item>
            <text:list-item>
              <text:p text:style-name="P48">Importar el servicio en el componente para su utilización.</text:p>
              <text:list>
                <text:list-item>
                  <text:p text:style-name="P48">Lo importamos con ‘import’</text:p>
                </text:list-item>
                <text:list-item>
                  <text:p text:style-name="P48">En el constructor declaramos una propiedad privada del tipo del servicio. Cuando se ejecuta el constructor se instancia el servicio quedando listo para su utilización.</text:p>
                </text:list-item>
              </text:list>
            </text:list-item>
          </text:list>
        </text:list-item>
      </text:list>
      <table:table table:name="Tabla31" table:style-name="Tabla31">
        <table:table-column table:style-name="Tabla31.A"/>
        <table:table-row>
          <table:table-cell table:style-name="Tabla31.A1" office:value-type="string">
            <text:p text:style-name="Table_20_Contents">import { Component, OnInit } from '@angular/core';</text:p>
            <text:p text:style-name="P6">import { HeroesService, Heroe } from '../../servicios/heroes.service';</text:p>
            <text:p text:style-name="Table_20_Contents"/>
            <text:p text:style-name="Table_20_Contents">@Component({</text:p>
            <text:p text:style-name="Table_20_Contents"><text:s text:c="2"/>selector: 'app-heroes',</text:p>
            <text:p text:style-name="Table_20_Contents"><text:s text:c="2"/>templateUrl: './heroes.component.html'</text:p>
            <text:p text:style-name="Table_20_Contents">})</text:p>
            <text:p text:style-name="Table_20_Contents">export class HeroesComponent implements OnInit {</text:p>
            <text:p text:style-name="Table_20_Contents"><text:s text:c="2"/>heroes:Heroe[] = [];</text:p>
            <text:p text:style-name="Table_20_Contents"/>
            <text:p text:style-name="Table_20_Contents"><text:s text:c="2"/>constructor(<text:span text:style-name="T8">private _heroesService:HeroesService</text:span>) { </text:p>
            <text:p text:style-name="Table_20_Contents"><text:s text:c="2"/>}</text:p>
            <text:p text:style-name="Table_20_Contents"/>
            <text:p text:style-name="Table_20_Contents"><text:s text:c="2"/>ngOnInit() {</text:p>
            <text:p text:style-name="Table_20_Contents"><text:s text:c="5"/>this.heroes = this._heroesService.getHeroes();</text:p>
            <text:p text:style-name="Table_20_Contents"><text:s text:c="2"/>}</text:p>
            <text:p text:style-name="Table_20_Contents"><text:s text:c="3"/></text:p>
            <text:p text:style-name="Table_20_Contents">}</text:p>
          </table:table-cell>
        </table:table-row>
      </table:table>
      <text:list xml:id="list746019226" text:continue-numbering="true" text:style-name="L16">
        <text:list-header>
          <text:p text:style-name="P48"><text:soft-page-break/></text:p>
          <text:list text:continue-numbering="true">
            <text:list-item>
              <text:p text:style-name="P48">Mostrar los datos del servicio en la vista.</text:p>
            </text:list-item>
          </text:list>
        </text:list-header>
      </text:list>
      <table:table table:name="Tabla32" table:style-name="Tabla32">
        <table:table-column table:style-name="Tabla32.A"/>
        <table:table-row>
          <table:table-cell table:style-name="Tabla32.A1" office:value-type="string">
            <text:p text:style-name="Table_20_Contents">&lt;div class="card-columns"&gt;</text:p>
            <text:p text:style-name="Table_20_Contents"><text:s text:c="2"/>&lt;div class="card" <text:span text:style-name="T8">*ngFor="let heroe of heroes"</text:span>&gt;</text:p>
            <text:p text:style-name="Table_20_Contents"><text:s text:c="4"/>&lt;img class="card-img-top img-fluid" <text:span text:style-name="T8">[src]="heroe.img" [alt]="heroe.nombre"</text:span>&gt;</text:p>
            <text:p text:style-name="Table_20_Contents"><text:s text:c="4"/>&lt;div class="card-block"&gt;</text:p>
            <text:p text:style-name="Table_20_Contents"><text:s text:c="6"/>&lt;h4 class="card-title"&gt;<text:span text:style-name="T8">{{heroe.nombre}}</text:span>&lt;/h4&gt;</text:p>
            <text:p text:style-name="Table_20_Contents"><text:s text:c="6"/>&lt;p class="card-text"&gt;<text:span text:style-name="T8">{{heroe.bio}}</text:span>&lt;/p&gt;</text:p>
            <text:p text:style-name="Table_20_Contents"><text:s text:c="6"/>&lt;p class="card-text"&gt;&lt;small class="text-muted"&gt;<text:span text:style-name="T8">{{heroe.aparicion}}</text:span>&lt;/small&gt;&lt;/p&gt;</text:p>
            <text:p text:style-name="Table_20_Contents"><text:s text:c="6"/>&lt;button type="button" name="button" class="btn btn-outline-primary btn-block"&gt;</text:p>
            <text:p text:style-name="Table_20_Contents"><text:s text:c="8"/>Ver más...</text:p>
            <text:p text:style-name="Table_20_Contents"><text:s text:c="6"/>&lt;/button&gt;</text:p>
            <text:p text:style-name="Table_20_Contents"><text:s text:c="4"/>&lt;/div&gt;</text:p>
            <text:p text:style-name="Table_20_Contents"><text:s text:c="2"/>&lt;/div&gt;</text:p>
            <text:p text:style-name="Table_20_Contents">&lt;/div&gt;</text:p>
          </table:table-cell>
        </table:table-row>
      </table:table>
      <text:list xml:id="list1582790273" text:continue-numbering="true" text:style-name="L16">
        <text:list-header>
          <text:p text:style-name="P48"/>
        </text:list-header>
        <text:list-item>
          <text:p text:style-name="P48">Rutas con parámetros Router y ActivatedRoute</text:p>
          <text:list>
            <text:list-item>
              <text:p text:style-name="P48">Configuración fichero de rutas.</text:p>
              <text:list>
                <text:list-item>
                  <text:p text:style-name="P48">En el fichero ‘<text:span text:style-name="T1">app.routers.ts</text:span>’ hay que importar la ruta.</text:p>
                  <text:list>
                    <text:list-item>
                      <text:p text:style-name="P48">A la ruta se le puede añadir el parámetro o parámetros que vamos a recibir.</text:p>
                    </text:list-item>
                  </text:list>
                </text:list-item>
              </text:list>
            </text:list-item>
          </text:list>
        </text:list-item>
      </text:list>
      <table:table table:name="Tabla33" table:style-name="Tabla33">
        <table:table-column table:style-name="Tabla33.A"/>
        <table:table-row>
          <table:table-cell table:style-name="Tabla33.A1" office:value-type="string">
            <text:p text:style-name="P6">import { HeroeComponent} from './components/heroe/heroe.component';</text:p>
            <text:p text:style-name="Table_20_Contents"/>
            <text:p text:style-name="Table_20_Contents">const APP_ROUTES: Routes = [</text:p>
            <text:p text:style-name="Table_20_Contents"><text:s text:c="2"/><text:span text:style-name="T8">{ path: 'heroe/:id', component: HeroeComponent },</text:span></text:p>
            <text:p text:style-name="Table_20_Contents"><text:s text:c="2"/>{ path: '**', pathMatch: 'full', redirectTo: 'home' }</text:p>
            <text:p text:style-name="Table_20_Contents">];</text:p>
            <text:p text:style-name="P7"/>
            <text:p text:style-name="Table_20_Contents">export const APP_ROUTING = RouterModule.forRoot(APP_ROUTES);</text:p>
          </table:table-cell>
        </table:table-row>
      </table:table>
      <text:p text:style-name="Text_20_body"/>
      <text:list xml:id="list1093601187" text:continue-numbering="true" text:style-name="L16">
        <text:list-item>
          <text:list>
            <text:list-item>
              <text:p text:style-name="P48">Utilizando RouterLink</text:p>
              <text:list>
                <text:list-item>
                  <text:p text:style-name="P48">En el fichero html configuramos el link de acceso a al página donde queremos acceder</text:p>
                  <text:list>
                    <text:list-item>
                      <text:p text:style-name="P48">En la ruta introducimos delante ‘/’ para que la ruta empiece desde la página actual y no sobre <text:span text:style-name="T9">la raiz.</text:span></text:p>
                    </text:list-item>
                  </text:list>
                </text:list-item>
              </text:list>
            </text:list-item>
          </text:list>
        </text:list-item>
      </text:list>
      <table:table table:name="Tabla34" table:style-name="Tabla34">
        <table:table-column table:style-name="Tabla34.A"/>
        <table:table-row>
          <table:table-cell table:style-name="Tabla34.A1" office:value-type="string">
            <text:p text:style-name="P9">&lt;div class="card animated fadeIn fast" <text:span text:style-name="T8">*ngFor="let heroe of heroes; let id = index"</text:span>&gt;</text:p>
            <text:p text:style-name="P9"><text:s text:c="4"/>...</text:p>
            <text:p text:style-name="P9"><text:s text:c="4"/>&lt;a <text:span text:style-name="T8">[routerLink]="['/heroe',id]"</text:span> class="btn btn-outline-primary"&gt;Ver mas link...&lt;/a&gt;</text:p>
            <text:p text:style-name="P9">&lt;/div&gt;</text:p>
          </table:table-cell>
        </table:table-row>
      </table:table>
      <text:list xml:id="list1831884154" text:continue-numbering="true" text:style-name="L16">
        <text:list-item>
          <text:list>
            <text:list-item>
              <text:list>
                <text:list-header>
                  <text:p text:style-name="P48"><text:s/></text:p>
                </text:list-header>
              </text:list>
            </text:list-item>
            <text:list-item>
              <text:p text:style-name="P48"><text:s/>Utilizando código de programación.<text:tab/></text:p>
              <text:list>
                <text:list-item>
                  <text:p text:style-name="P48"><text:soft-page-break/>En el fichero html en el botón añadirnos un evento onclick y le pasamos el id que recuperamos del bucle anterior. </text:p>
                </text:list-item>
              </text:list>
            </text:list-item>
          </text:list>
        </text:list-item>
      </text:list>
      <table:table table:name="Tabla35" table:style-name="Tabla35">
        <table:table-column table:style-name="Tabla35.A"/>
        <table:table-row>
          <table:table-cell table:style-name="Tabla35.A1" office:value-type="string">
            <text:p text:style-name="P9">&lt;div class="card animated fadeIn fast" <text:span text:style-name="T8">*ngFor="let heroe of heroes; let id = index"</text:span>&gt;</text:p>
            <text:p text:style-name="P9"><text:s text:c="4"/>...</text:p>
            <text:p text:style-name="Table_20_Contents"><text:s text:c="4"/>&lt;button type="button" name="button" class="btn btn-outline-primary btn-block"</text:p>
            <text:p text:style-name="Table_20_Contents"><text:s text:c="8"/><text:span text:style-name="T8">(click)="verHeroe(id)"&gt;</text:span></text:p>
            <text:p text:style-name="Table_20_Contents"><text:s text:c="8"/>Ver más...</text:p>
            <text:p text:style-name="Table_20_Contents"><text:s text:c="4"/>&lt;/button&gt;</text:p>
            <text:p text:style-name="Table_20_Contents">&lt;/div&gt;</text:p>
          </table:table-cell>
        </table:table-row>
      </table:table>
      <text:p text:style-name="Text_20_body"/>
      <text:list xml:id="list1610132794" text:continue-numbering="true" text:style-name="L16">
        <text:list-item>
          <text:p text:style-name="P48">Recibiendo parámetros por URL ActivatedRoute.</text:p>
          <text:list>
            <text:list-item>
              <text:p text:style-name="P48">En el fichero del component.ts definimos la función verHeroe que recibe como parámetro el id numérico del héroe a ver, esta función se llama desde el evento click del botón Ver más ... </text:p>
            </text:list-item>
          </text:list>
        </text:list-item>
      </text:list>
      <table:table table:name="Tabla38" table:style-name="Tabla38">
        <table:table-column table:style-name="Tabla38.A"/>
        <table:table-row>
          <table:table-cell table:style-name="Tabla38.A1" office:value-type="string">
            <text:p text:style-name="Table_20_Contents">import { Component, OnInit } from '@angular/core';</text:p>
            <text:p text:style-name="Table_20_Contents">import { HeroesService, Heroe } from '../../servicios/heroes.service';</text:p>
            <text:p text:style-name="P6">import { Router } from '@angular/router';</text:p>
            <text:p text:style-name="Table_20_Contents"/>
            <text:p text:style-name="Table_20_Contents">export class HeroesComponent implements OnInit {</text:p>
            <text:p text:style-name="Table_20_Contents">….</text:p>
            <text:p text:style-name="Table_20_Contents"/>
            <text:p text:style-name="Table_20_Contents"><text:s text:c="2"/>constructor(private _heroesService:HeroesService,</text:p>
            <text:p text:style-name="Table_20_Contents"><text:s text:c="4"/><text:span text:style-name="T8">private _router:Router</text:span>) {</text:p>
            <text:p text:style-name="Table_20_Contents"/>
            <text:p text:style-name="Table_20_Contents"><text:s text:c="2"/>}</text:p>
            <text:p text:style-name="Table_20_Contents"/>
            <text:p text:style-name="Table_20_Contents"><text:s text:c="2"/>…</text:p>
            <text:p text:style-name="Table_20_Contents"/>
            <text:p text:style-name="Table_20_Contents"><text:s text:c="2"/>verHeroe(idx:number){</text:p>
            <text:p text:style-name="Table_20_Contents"><text:s text:c="4"/><text:span text:style-name="T8">this._router.navigate(['/heroe',idx]);</text:span></text:p>
            <text:p text:style-name="Table_20_Contents"><text:s text:c="2"/>}</text:p>
            <text:p text:style-name="Table_20_Contents"/>
            <text:p text:style-name="Table_20_Contents">}</text:p>
          </table:table-cell>
        </table:table-row>
      </table:table>
      <text:p text:style-name="Text_20_body"/>
      <text:list xml:id="list2032955175" text:continue-numbering="true" text:style-name="L16">
        <text:list-item>
          <text:list>
            <text:list-item>
              <text:p text:style-name="P48">Importamos un ActivatedRoute y iniciamos una variable de este tipo en el constructor del component.ts que va a recibir el parámetro que enviamos en la función verHeroe.</text:p>
              <text:list>
                <text:list-item>
                  <text:p text:style-name="P48">El ActivatedRoute retornar un observador ‘<text:span text:style-name="T1">params.subscribe</text:span>’ que esta pendiente de todos los cambios que sucedan. </text:p>
                </text:list-item>
              </text:list>
            </text:list-item>
          </text:list>
        </text:list-item>
      </text:list>
      <table:table table:name="Tabla36" table:style-name="Tabla36">
        <table:table-column table:style-name="Tabla36.A"/>
        <table:table-row>
          <table:table-cell table:style-name="Tabla36.A1" office:value-type="string">
            <text:p text:style-name="Table_20_Contents">import { Component } from '@angular/core';</text:p>
            <text:p text:style-name="P6">import { ActivatedRoute } from '@angular/router';</text:p>
            <text:p text:style-name="P6">import { HeroesService } from '../../servicios/heroes.service';</text:p>
            <text:p text:style-name="Table_20_Contents"/>
            <text:p text:style-name="Table_20_Contents">@Component({</text:p>
            <text:p text:style-name="Table_20_Contents"><text:s text:c="2"/>selector: 'app-heroe',</text:p>
            <text:p text:style-name="Table_20_Contents"><text:s text:c="2"/>templateUrl: './heroe.component.html'</text:p>
            <text:p text:style-name="Table_20_Contents"><text:soft-page-break/>})</text:p>
            <text:p text:style-name="Table_20_Contents">export class HeroeComponent {</text:p>
            <text:p text:style-name="Table_20_Contents"/>
            <text:p text:style-name="Table_20_Contents"><text:s text:c="2"/>heroe:any = {};</text:p>
            <text:p text:style-name="Table_20_Contents"/>
            <text:p text:style-name="Table_20_Contents"><text:s text:c="2"/>constructor(<text:span text:style-name="T8">private _activatedRoute:ActivatedRoute,</text:span></text:p>
            <text:p text:style-name="Table_20_Contents"><text:span text:style-name="T8"><text:s text:c="14"/>private _heroesService:HeroesService</text:span>)</text:p>
            <text:p text:style-name="Table_20_Contents"><text:s text:c="2"/>{</text:p>
            <text:p text:style-name="Table_20_Contents"><text:s text:c="4"/><text:span text:style-name="T8">this._activatedRoute.params.subscribe( params =&gt;{</text:span></text:p>
            <text:p text:style-name="P6"><text:s text:c="6"/>this.heroe = _heroesService.getHeroe(params['id']);</text:p>
            <text:p text:style-name="P6"><text:s text:c="6"/>console.log( this.heroe );</text:p>
            <text:p text:style-name="P6"><text:s text:c="4"/>});</text:p>
            <text:p text:style-name="Table_20_Contents"><text:s text:c="2"/>}</text:p>
            <text:p text:style-name="Table_20_Contents"/>
            <text:p text:style-name="Table_20_Contents">}</text:p>
          </table:table-cell>
        </table:table-row>
      </table:table>
      <text:p text:style-name="Text_20_body"/>
      <text:list xml:id="list468438628" text:continue-numbering="true" text:style-name="L16">
        <text:list-item>
          <text:list>
            <text:list-item>
              <text:p text:style-name="P48">En el servicio creamos una función que devuelva un héroe de array por su indice. </text:p>
            </text:list-item>
          </text:list>
        </text:list-item>
      </text:list>
      <table:table table:name="Tabla37" table:style-name="Tabla37">
        <table:table-column table:style-name="Tabla37.A"/>
        <table:table-row>
          <table:table-cell table:style-name="Tabla37.A1" office:value-type="string">
            <text:p text:style-name="Table_20_Contents">import { Injectable } from '@angular/core';</text:p>
            <text:p text:style-name="Table_20_Contents"/>
            <text:p text:style-name="Table_20_Contents">@Injectable()</text:p>
            <text:p text:style-name="Table_20_Contents">export class HeroesService {</text:p>
            <text:p text:style-name="Table_20_Contents"/>
            <text:p text:style-name="Table_20_Contents"><text:s text:c="2"/>…</text:p>
            <text:p text:style-name="Table_20_Contents"/>
            <text:p text:style-name="Table_20_Contents"><text:s/><text:span text:style-name="T8"><text:s/>getHeroe( idx:string){</text:span></text:p>
            <text:p text:style-name="P6"><text:s text:c="4"/>return this.heroes[idx];</text:p>
            <text:p text:style-name="P6"><text:s text:c="2"/>}</text:p>
            <text:p text:style-name="Table_20_Contents"/>
            <text:p text:style-name="Table_20_Contents">}</text:p>
          </table:table-cell>
        </table:table-row>
      </table:table>
      <text:p text:style-name="Text_20_body"/>
      <text:list xml:id="list427236580" text:continue-numbering="true" text:style-name="L16">
        <text:list-item>
          <text:p text:style-name="P48">Funcionalidad de buscar.</text:p>
          <text:list>
            <text:list-item>
              <text:p text:style-name="P48">En la vista de la barra de búsqueda definimos los eventos para cuando se pulsa la tecla 'Intro' en el cuadro de texto de búsqueda y click en el botón de búsqueda.</text:p>
              <text:list>
                <text:list-item>
                  <text:p text:style-name="P48">Con #buscarTexto definimos un nombre para el cuadro de texto el cual podemos utilizar para pasar el contenido como parámetro el valor al método buscarHeroe</text:p>
                </text:list-item>
              </text:list>
            </text:list-item>
          </text:list>
        </text:list-item>
      </text:list>
      <table:table table:name="Tabla41" table:style-name="Tabla41">
        <table:table-column table:style-name="Tabla41.A"/>
        <table:table-row>
          <table:table-cell table:style-name="Tabla41.A1" office:value-type="string">
            <text:p text:style-name="Table_20_Contents">&lt;form class="form-inline my-2 my-lg-0"&gt;</text:p>
            <text:p text:style-name="Table_20_Contents"><text:s text:c="6"/>&lt;input class="form-control mr-sm-2" type="text" placeholder="Buscar héroe" <text:s/></text:p>
            <text:p text:style-name="Table_20_Contents"><text:s text:c="11"/><text:span text:style-name="T8">(keyup.enter) = "buscarHeroe(buscarTexto.value);" #buscarTexto&gt;</text:span></text:p>
            <text:p text:style-name="Table_20_Contents"><text:s text:c="6"/>&lt;button <text:span text:style-name="T8">(click)="buscarHeroe(buscarTexto.value);"</text:span> class="btn btn-outline-primary </text:p>
            <text:p text:style-name="Table_20_Contents"><text:s text:c="12"/>my-2 my-sm-0" type="button"&gt;Buscar&lt;/button&gt;</text:p>
            <text:p text:style-name="Table_20_Contents">&lt;/form&gt;</text:p>
          </table:table-cell>
        </table:table-row>
      </table:table>
      <text:p text:style-name="Text_20_body"/>
      <text:list xml:id="list525598769" text:continue-numbering="true" text:style-name="L16">
        <text:list-item>
          <text:list>
            <text:list-item>
              <text:p text:style-name="P48">En el servicio de los heroes 'heroes.service.ts', se crea una función que recibe el parámetro <text:s/>de tipo 'string' para realizar la busqueda.</text:p>
              <text:list>
                <text:list-item>
                  <text:p text:style-name="P48"><text:soft-page-break/>Se crea un array temporal el cual guarda los heroes cuyo nombre contiene el texto del parámetro de busqueda.</text:p>
                </text:list-item>
                <text:list-item>
                  <text:p text:style-name="P48">Retorna el array temporal creado anteriormente.</text:p>
                </text:list-item>
              </text:list>
            </text:list-item>
          </text:list>
        </text:list-item>
      </text:list>
      <table:table table:name="Tabla42" table:style-name="Tabla42">
        <table:table-column table:style-name="Tabla42.A"/>
        <table:table-row>
          <table:table-cell table:style-name="Tabla42.A1" office:value-type="string">
            <text:p text:style-name="Table_20_Contents"><text:s text:c="2"/><text:span text:style-name="T8">buscarHeroes(termino:string)</text:span>{</text:p>
            <text:p text:style-name="Table_20_Contents"><text:s text:c="4"/><text:span text:style-name="T8">let heroesArr:Heroe[]=[];</text:span></text:p>
            <text:p text:style-name="Table_20_Contents"><text:s text:c="4"/>termino = termino.toLowerCase();</text:p>
            <text:p text:style-name="Table_20_Contents"/>
            <text:p text:style-name="Table_20_Contents"><text:s text:c="4"/>for(let heroe of this.heroes){</text:p>
            <text:p text:style-name="Table_20_Contents"><text:s text:c="6"/>let nombre:string = heroe.nombre.toLowerCase();</text:p>
            <text:p text:style-name="Table_20_Contents"><text:s text:c="6"/>if(nombre.indexOf(termino)&gt;=0){</text:p>
            <text:p text:style-name="Table_20_Contents"><text:s text:c="8"/>heroesArr.push(heroe);</text:p>
            <text:p text:style-name="Table_20_Contents"><text:s text:c="6"/>}</text:p>
            <text:p text:style-name="Table_20_Contents"><text:s text:c="4"/>}</text:p>
            <text:p text:style-name="Table_20_Contents"><text:s text:c="4"/><text:span text:style-name="T8">return heroesArr;</text:span></text:p>
            <text:p text:style-name="Table_20_Contents"><text:s text:c="2"/>}</text:p>
          </table:table-cell>
        </table:table-row>
      </table:table>
      <text:p text:style-name="Text_20_body"/>
      <text:p text:style-name="Text_20_body"/>
      <text:h text:style-name="P12" text:outline-level="1">PIPES</text:h>
      <text:p text:style-name="Text_20_body"/>
      <text:list xml:id="list907591998" text:continue-list="list525598769" text:style-name="L16">
        <text:list-item text:start-value="1">
          <text:p text:style-name="P48">Pipes.</text:p>
          <text:list>
            <text:list-item>
              <text:p text:style-name="P48">Sirven para transformar la data de manera visual.</text:p>
            </text:list-item>
            <text:list-item>
              <text:p text:style-name="P48">Tipos de Pipes.</text:p>
              <text:list>
                <text:list-item>
                  <text:p text:style-name="P48">currency</text:p>
                </text:list-item>
              </text:list>
            </text:list-item>
          </text:list>
        </text:list-item>
      </text:list>
      <text:list xml:id="list3949021193205224242" text:style-name="L26">
        <text:list-item>
          <text:list>
            <text:list-item>
              <text:list>
                <text:list-item>
                  <text:p text:style-name="P57">uppercase</text:p>
                </text:list-item>
              </text:list>
            </text:list-item>
          </text:list>
        </text:list-item>
      </text:list>
      <text:list xml:id="list3210485745523407909" text:style-name="L27">
        <text:list-item>
          <text:list>
            <text:list-item>
              <text:list>
                <text:list-item>
                  <text:p text:style-name="P58">date</text:p>
                </text:list-item>
              </text:list>
            </text:list-item>
          </text:list>
        </text:list-item>
      </text:list>
      <text:list xml:id="list723895142" text:continue-list="list907591998" text:style-name="L16">
        <text:list-item>
          <text:list>
            <text:list-item>
              <text:list>
                <text:list-item>
                  <text:p text:style-name="P48">json</text:p>
                </text:list-item>
                <text:list-item>
                  <text:p text:style-name="P48">limitTo</text:p>
                </text:list-item>
                <text:list-item>
                  <text:p text:style-name="P48">lowercase</text:p>
                </text:list-item>
                <text:list-item>
                  <text:p text:style-name="P48">async</text:p>
                </text:list-item>
                <text:list-item>
                  <text:p text:style-name="P48">decimal</text:p>
                </text:list-item>
                <text:list-item>
                  <text:p text:style-name="P48">percent</text:p>
                </text:list-item>
              </text:list>
            </text:list-item>
            <text:list-item>
              <text:p text:style-name="P48">Ruta a documentación: https://angular.io/api?status=stable&amp;type=pipe</text:p>
            </text:list-item>
          </text:list>
        </text:list-item>
        <text:list-item>
          <text:p text:style-name="P48">Pipe Uppercase y Pipe: <text:span text:style-name="T11">Lowercase</text:span>.</text:p>
          <text:list>
            <text:list-item>
              <text:p text:style-name="P48">Uppercase: Transforma toda la cadena en mayusculas </text:p>
            </text:list-item>
          </text:list>
        </text:list-item>
      </text:list>
      <table:table table:name="Tabla43" table:style-name="Tabla43">
        <table:table-column table:style-name="Tabla43.A"/>
        <table:table-row>
          <table:table-cell table:style-name="Tabla43.A1" office:value-type="string">
            <text:p text:style-name="Table_20_Contents">{{nombre | uppercase}}</text:p>
          </table:table-cell>
        </table:table-row>
      </table:table>
      <text:p text:style-name="Text_20_body"><text:soft-page-break/></text:p>
      <text:list xml:id="list1816670862" text:continue-numbering="true" text:style-name="L16">
        <text:list-item>
          <text:list>
            <text:list-item>
              <text:p text:style-name="P48">Lowercase: Transforma toda la cadena a minúsculas</text:p>
            </text:list-item>
          </text:list>
        </text:list-item>
      </text:list>
      <table:table table:name="Tabla44" table:style-name="Tabla44">
        <table:table-column table:style-name="Tabla44.A"/>
        <table:table-row>
          <table:table-cell table:style-name="Tabla44.A1" office:value-type="string">
            <text:p text:style-name="Table_20_Contents">{{nombre | lowercase}}</text:p>
          </table:table-cell>
        </table:table-row>
      </table:table>
      <text:p text:style-name="Text_20_body"/>
      <text:list xml:id="list292712076" text:continue-numbering="true" text:style-name="L16">
        <text:list-item>
          <text:p text:style-name="P48">Pipe Slice</text:p>
          <text:list>
            <text:list-item>
              <text:p text:style-name="P48">Elimina los x caracteres iniciales de un texto a mostrar</text:p>
            </text:list-item>
          </text:list>
        </text:list-item>
      </text:list>
      <table:table table:name="Tabla39" table:style-name="Tabla39">
        <table:table-column table:style-name="Tabla39.A"/>
        <table:table-row>
          <table:table-cell table:style-name="Tabla39.A1" office:value-type="string">
            <text:p text:style-name="Table_20_Contents">{{nombre | slice:3}} </text:p>
          </table:table-cell>
        </table:table-row>
      </table:table>
      <text:p text:style-name="Text_20_body"/>
      <text:list xml:id="list379976168" text:continue-numbering="true" text:style-name="L16">
        <text:list-item>
          <text:list>
            <text:list-item>
              <text:p text:style-name="P48">Recupera los x primeros caracteres de un texto.</text:p>
            </text:list-item>
          </text:list>
        </text:list-item>
      </text:list>
      <table:table table:name="Tabla40" table:style-name="Tabla40">
        <table:table-column table:style-name="Tabla40.A"/>
        <table:table-row>
          <table:table-cell table:style-name="Tabla40.A1" office:value-type="string">
            <text:p text:style-name="Table_20_Contents">{{nombre | slice:0:3}}</text:p>
          </table:table-cell>
        </table:table-row>
      </table:table>
      <text:p text:style-name="Text_20_body"/>
      <text:list xml:id="list1989443842" text:continue-numbering="true" text:style-name="L16">
        <text:list-item>
          <text:list>
            <text:list-item>
              <text:p text:style-name="P48">Permite recuperar los registros de un array que se encuentran entre una posición inicial y una posición final.</text:p>
            </text:list-item>
          </text:list>
        </text:list-item>
      </text:list>
      <table:table table:name="Tabla45" table:style-name="Tabla45">
        <table:table-column table:style-name="Tabla45.A"/>
        <table:table-row>
          <table:table-cell table:style-name="Tabla45.A1" office:value-type="string">
            <text:p text:style-name="Table_20_Contents">{{arreglo | slice:1:5}}</text:p>
          </table:table-cell>
        </table:table-row>
      </table:table>
      <text:list xml:id="list545056098" text:continue-numbering="true" text:style-name="L16">
        <text:list-item>
          <text:list>
            <text:list-header>
              <text:p text:style-name="P48"/>
            </text:list-header>
            <text:list-item>
              <text:p text:style-name="P48">Mostrar una lista ordenadas desde un registro en una posición inicial hasta otro registro en la posición final.</text:p>
            </text:list-item>
          </text:list>
        </text:list-item>
      </text:list>
      <table:table table:name="Tabla46" table:style-name="Tabla46">
        <table:table-column table:style-name="Tabla46.A"/>
        <table:table-row>
          <table:table-cell table:style-name="Tabla46.A1" office:value-type="string">
            <text:p text:style-name="Table_20_Contents"><text:s text:c="2"/>&lt;ul&gt;</text:p>
            <text:p text:style-name="Table_20_Contents"><text:s text:c="4"/>&lt;li *ngFor="let item of arreglo | slice:5:20"&gt;{{item}}&lt;/li&gt;</text:p>
            <text:p text:style-name="Table_20_Contents"><text:s text:c="2"/>&lt;/ul&gt;</text:p>
          </table:table-cell>
        </table:table-row>
      </table:table>
      <text:p text:style-name="Text_20_body"/>
      <text:list xml:id="list347915709" text:continue-numbering="true" text:style-name="L16">
        <text:list-item>
          <text:list>
            <text:list-item>
              <text:p text:style-name="P48">Si la posición del registro final indicado es mayor al número de registros del array esto no falla y muestra todos los registros después de la posición inicial indicada.</text:p>
              <text:p text:style-name="P48"/>
            </text:list-item>
          </text:list>
        </text:list-item>
        <text:list-item>
          <text:p text:style-name="P48">Para la internacionalización en el fichero app.module.ts tenemos que realizar la siguientes configuración</text:p>
        </text:list-item>
      </text:list>
      <table:table table:name="Tabla53" table:style-name="Tabla53">
        <table:table-column table:style-name="Tabla53.A"/>
        <table:table-row>
          <table:table-cell table:style-name="Tabla53.A1" office:value-type="string">
            <text:p text:style-name="Table_20_Contents">import { BrowserModule } from '@angular/platform-browser';</text:p>
            <text:p text:style-name="Table_20_Contents">import { <text:span text:style-name="T8">LOCALE_ID,</text:span> NgModule } from '@angular/core';</text:p>
            <text:p text:style-name="Table_20_Contents"/>
            <text:p text:style-name="Table_20_Contents">import { AppComponent } from './app.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oft-page-break/><text:s text:c="2"/>providers: [<text:span text:style-name="T8"> {provide: LOCALE_ID, useValue: 'es'}</text:span>],</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1608273425" text:continue-numbering="true" text:style-name="L16">
        <text:list-item>
          <text:list>
            <text:list-header>
              <text:p text:style-name="P48"/>
            </text:list-header>
          </text:list>
        </text:list-item>
        <text:list-item>
          <text:p text:style-name="P48">Pipe Number(decimal): Permite dar formato a números decimales.</text:p>
          <text:list>
            <text:list-item>
              <text:p text:style-name="P48">Estructura: <text:span text:style-name="Source_20_Text"><text:span text:style-name="T14">number_expression | number[:digitInfo[:locale]]</text:span></text:span></text:p>
              <text:list>
                <text:list-item>
                  <text:p text:style-name="P48"><text:span text:style-name="Source_20_Text"><text:span text:style-name="T14">digitInfo es una cadena con la que aplicamos el formato, y tiene que tener obligatoriamene esta estructura. </text:span></text:span></text:p>
                  <text:p text:style-name="P48"><text:span text:style-name="Source_20_Text"><text:span text:style-name="T14">{minIntegerDigits}.{minFractionDigits}-{maxFractionDigits}</text:span></text:span></text:p>
                  <text:list>
                    <text:list-item>
                      <text:p text:style-name="P48"><text:span text:style-name="Source_20_Text"><text:span text:style-name="T14">minIntegerDigits: Número mínimo de dígitos enteros.</text:span></text:span></text:p>
                    </text:list-item>
                    <text:list-item>
                      <text:p text:style-name="P48"><text:span text:style-name="Source_20_Text"><text:span text:style-name="T14">MinFractionDigits: Número mínimo de dígitos decimales.</text:span></text:span></text:p>
                    </text:list-item>
                    <text:list-item>
                      <text:p text:style-name="P48"><text:span text:style-name="Source_20_Text"><text:span text:style-name="T14">MaxFractionDigits: Número máximo de dígitos decimales.</text:span></text:span></text:p>
                    </text:list-item>
                  </text:list>
                </text:list-item>
                <text:list-item>
                  <text:p text:style-name="P48"><text:span text:style-name="Source_20_Text"><text:span text:style-name="T14">locale es una cadena que define el uso local ( </text:span></text:span><text:a xlink:type="simple" xlink:href="https://angular.io/api/core/LOCALE_ID" text:style-name="Internet_20_link" text:visited-style-name="Visited_20_Internet_20_Link"><text:span text:style-name="Source_20_Text"><text:span text:style-name="T14">LOCALE_ID</text:span></text:span></text:a><text:span text:style-name="Source_20_Text"><text:span text:style-name="T14"> )</text:span></text:span></text:p>
                </text:list-item>
              </text:list>
            </text:list-item>
          </text:list>
        </text:list-item>
      </text:list>
      <table:table table:name="Tabla47" table:style-name="Tabla47">
        <table:table-column table:style-name="Tabla47.A"/>
        <table:table-row>
          <table:table-cell table:style-name="Tabla47.A1" office:value-type="string">
            <text:p text:style-name="Table_20_Contents"><text:s text:c="2"/>{{decimal | number:'3.2-2':'es-e'}}</text:p>
          </table:table-cell>
        </table:table-row>
      </table:table>
      <text:list xml:id="list2147562382" text:continue-numbering="true" text:style-name="L16">
        <text:list-header>
          <text:p text:style-name="P48"><text:span text:style-name="Source_20_Text"><text:span text:style-name="T14"/></text:span></text:p>
        </text:list-header>
        <text:list-item>
          <text:p text:style-name="P48">Pipe Percent: Permite representar número en forma de porcentaje.</text:p>
          <text:list>
            <text:list-item>
              <text:p text:style-name="P48"><text:span text:style-name="Source_20_Text"><text:span text:style-name="T14">El funcionamiento es igual que el pipe de los number.</text:span></text:span></text:p>
            </text:list-item>
            <text:list-item>
              <text:p text:style-name="P48"><text:span text:style-name="Source_20_Text"><text:span text:style-name="T14">Se multiplica el numero que vamos a formatear por 100.</text:span></text:span></text:p>
            </text:list-item>
          </text:list>
        </text:list-item>
      </text:list>
      <table:table table:name="Tabla48" table:style-name="Tabla48">
        <table:table-column table:style-name="Tabla48.A"/>
        <table:table-row>
          <table:table-cell table:style-name="Tabla48.A1" office:value-type="string">
            <text:p text:style-name="Table_20_Contents">{{0.3545 | percent:'2.2-2':'es'}}</text:p>
          </table:table-cell>
        </table:table-row>
      </table:table>
      <text:p text:style-name="Text_20_body"><text:span text:style-name="Source_20_Text"><text:span text:style-name="T14"/></text:span></text:p>
      <text:list xml:id="list428678430" text:continue-numbering="true" text:style-name="L16">
        <text:list-item>
          <text:p text:style-name="P48"><text:span text:style-name="Source_20_Text"><text:span text:style-name="T14">Pipe Currency: permite representar un número en forma de moneda.</text:span></text:span></text:p>
          <text:list>
            <text:list-item>
              <text:p text:style-name="P48"><text:span text:style-name="Source_20_Text"><text:span text:style-name="T14">Estructura: <text:s/>number_expression | currency[:currencyCode[:display[:digitInfo[:locale]]]]</text:span></text:span></text:p>
              <text:list>
                <text:list-item>
                  <text:p text:style-name="P48"><text:span text:style-name="Source_20_Text"><text:span text:style-name="T14">currencyCode: <text:s/>Se usa utilizando los código que trae el </text:span></text:span><text:a xlink:type="simple" xlink:href="https://en.wikipedia.org/wiki/ISO_4217" text:style-name="Internet_20_link" text:visited-style-name="Visited_20_Internet_20_Link"><text:span text:style-name="Source_20_Text"><text:span text:style-name="T14">ISO 4217</text:span></text:span></text:a></text:p>
                  <text:list>
                    <text:list-item>
                      <text:p text:style-name="P48"><text:span text:style-name="Source_20_Text"><text:span text:style-name="T14">Al código le tenemos que indicar true para que muestre el simbolo.</text:span></text:span></text:p>
                    </text:list-item>
                  </text:list>
                </text:list-item>
                <text:list-item>
                  <text:p text:style-name="P48"><text:span text:style-name="Source_20_Text"><text:span text:style-name="T14">digitInfo: Es igual al formato que utilizamos para los pipe number.</text:span></text:span></text:p>
                </text:list-item>
              </text:list>
            </text:list-item>
          </text:list>
        </text:list-item>
      </text:list>
      <table:table table:name="Tabla49" table:style-name="Tabla49">
        <table:table-column table:style-name="Tabla49.A"/>
        <table:table-row>
          <table:table-cell table:style-name="Tabla49.A1" office:value-type="string">
            <text:p text:style-name="Table_20_Contents">{{salario | currency:'EUR':true:'4.2-2':'es-ES'}}</text:p>
          </table:table-cell>
        </table:table-row>
      </table:table>
      <text:p text:style-name="Text_20_body"><text:span text:style-name="Source_20_Text"><text:span text:style-name="T14"/></text:span></text:p>
      <text:list xml:id="list1848414882" text:continue-numbering="true" text:style-name="L16">
        <text:list-item>
          <text:p text:style-name="P48"><text:span text:style-name="Source_20_Text"><text:span text:style-name="T15">Pipe Json:</text:span></text:span><text:span text:style-name="Source_20_Text"><text:span text:style-name="T14"> Permite formatear información de un Json, permitiendo ver el contenido del mismo en pantalla.</text:span></text:span></text:p>
          <text:list>
            <text:list-item>
              <text:p text:style-name="P48"><text:span text:style-name="Source_20_Text"><text:span text:style-name="T14">Para ver el contenido con bootstrap4 podemos meterlo en una etiqueta &lt;pre&gt;</text:span></text:span></text:p>
            </text:list-item>
          </text:list>
        </text:list-item>
      </text:list>
      <table:table table:name="Tabla50" table:style-name="Tabla50">
        <table:table-column table:style-name="Tabla50.A"/>
        <table:table-row>
          <table:table-cell table:style-name="Tabla50.A1" office:value-type="string">
            <text:p text:style-name="Table_20_Contents">&lt;pre&gt;{{heroe | json}}&lt;/pre&gt;</text:p>
          </table:table-cell>
        </table:table-row>
      </table:table>
      <text:p text:style-name="Text_20_body"><text:soft-page-break/><text:span text:style-name="Source_20_Text"><text:span text:style-name="T14"/></text:span></text:p>
      <text:list xml:id="list1225249557" text:continue-numbering="true" text:style-name="L16">
        <text:list-item>
          <text:p text:style-name="P48"><text:span text:style-name="Source_20_Text"><text:span text:style-name="T14">Pipe Async: Permite mostrar información que viene de observables o promesas.</text:span></text:span></text:p>
          <text:list>
            <text:list-item>
              <text:p text:style-name="P48"><text:span text:style-name="Source_20_Text"><text:span text:style-name="T14">En el fichero app.component.ts definimos la promesa.</text:span></text:span></text:p>
            </text:list-item>
          </text:list>
        </text:list-item>
      </text:list>
      <table:table table:name="Tabla51" table:style-name="Tabla51">
        <table:table-column table:style-name="Tabla51.A"/>
        <table:table-row>
          <table:table-cell table:style-name="Tabla51.A1" office:value-type="string">
            <text:p text:style-name="Table_20_Contents">...</text:p>
            <text:p text:style-name="Table_20_Contents">export class AppComponent {</text:p>
            <text:p text:style-name="Table_20_Contents"><text:s text:c="2"/>valorDePromesa = new Promise((resolve, reject) =&gt;{</text:p>
            <text:p text:style-name="Table_20_Contents"><text:s text:c="4"/>setTimeout(()=&gt;resolve('LLego la data'), 3500);</text:p>
            <text:p text:style-name="Table_20_Contents"><text:s text:c="2"/>});</text:p>
            <text:p text:style-name="Table_20_Contents">}</text:p>
            <text:p text:style-name="Table_20_Contents">...</text:p>
          </table:table-cell>
        </table:table-row>
      </table:table>
      <text:p text:style-name="Text_20_body"><text:span text:style-name="Source_20_Text"><text:span text:style-name="T14"/></text:span></text:p>
      <text:list xml:id="list895038464" text:continue-numbering="true" text:style-name="L16">
        <text:list-item>
          <text:list>
            <text:list-item>
              <text:p text:style-name="P48"><text:span text:style-name="Source_20_Text"><text:span text:style-name="T14">En el fichero app.component.html mostramos la promesa cuando ha pasado un tiempo de retardo.</text:span></text:span></text:p>
            </text:list-item>
          </text:list>
        </text:list-item>
      </text:list>
      <table:table table:name="Tabla52" table:style-name="Tabla52">
        <table:table-column table:style-name="Tabla52.A"/>
        <table:table-row>
          <table:table-cell table:style-name="Tabla52.A1" office:value-type="string">
            <text:p text:style-name="Table_20_Contents">{{valorDePromesa | async}}</text:p>
          </table:table-cell>
        </table:table-row>
      </table:table>
      <text:p text:style-name="Text_20_body"><text:span text:style-name="Source_20_Text"><text:span text:style-name="T14"/></text:span></text:p>
      <text:list xml:id="list1598830685" text:continue-numbering="true" text:style-name="L16">
        <text:list-item>
          <text:p text:style-name="P48"><text:span text:style-name="Source_20_Text"><text:span text:style-name="T14"><text:s/>Pipe Date: Permite dar un formato a una fecha.</text:span></text:span></text:p>
          <text:list>
            <text:list-item>
              <text:p text:style-name="P48"><text:span text:style-name="Source_20_Text"><text:span text:style-name="T14">Utilizando uno de los formatos ya predefinidos en </text:span></text:span><text:a xlink:type="simple" xlink:href="https://angular.io/api/common/DatePipe" text:style-name="Internet_20_link" text:visited-style-name="Visited_20_Internet_20_Link"><text:span text:style-name="Source_20_Text"><text:span text:style-name="T14">https://angular.io/api/common/DatePipe</text:span></text:span></text:a><text:span text:style-name="Source_20_Text"><text:span text:style-name="T14">.</text:span></text:span></text:p>
            </text:list-item>
          </text:list>
        </text:list-item>
      </text:list>
      <table:table table:name="Tabla54" table:style-name="Tabla54">
        <table:table-column table:style-name="Tabla54.A"/>
        <table:table-row>
          <table:table-cell table:style-name="Tabla54.A1" office:value-type="string">
            <text:p text:style-name="Table_20_Contents">{{fecha | date:'fullDate'}}</text:p>
          </table:table-cell>
        </table:table-row>
      </table:table>
      <text:p text:style-name="Text_20_body"><text:span text:style-name="Source_20_Text"><text:span text:style-name="T14"/></text:span></text:p>
      <text:list xml:id="list2094007029" text:continue-numbering="true" text:style-name="L16">
        <text:list-item>
          <text:list>
            <text:list-item>
              <text:p text:style-name="P48"><text:span text:style-name="Source_20_Text"><text:span text:style-name="T14">Utilizando una versión personalizada.</text:span></text:span></text:p>
            </text:list-item>
          </text:list>
        </text:list-item>
      </text:list>
      <table:table table:name="Tabla55" table:style-name="Tabla55">
        <table:table-column table:style-name="Tabla55.A"/>
        <table:table-row>
          <table:table-cell table:style-name="Tabla55.A1" office:value-type="string">
            <text:p text:style-name="Table_20_Contents">{{fecha | date:'dd/MM/yyyy'}}</text:p>
          </table:table-cell>
        </table:table-row>
      </table:table>
      <text:p text:style-name="Text_20_body"><text:span text:style-name="Source_20_Text"><text:span text:style-name="T14"/></text:span></text:p>
      <text:list xml:id="list119743936" text:continue-numbering="true" text:style-name="L16">
        <text:list-item>
          <text:p text:style-name="P48"><text:span text:style-name="Source_20_Text"><text:span text:style-name="T14">Pipes personalizados</text:span></text:span></text:p>
          <text:list>
            <text:list-item>
              <text:p text:style-name="P48"><text:span text:style-name="Source_20_Text"><text:span text:style-name="T14">En la carpeta app nos creamos otra llamada pipes donde introduciremos nuestros pipes personalizados.</text:span></text:span></text:p>
            </text:list-item>
            <text:list-item>
              <text:p text:style-name="P48"><text:span text:style-name="Source_20_Text"><text:span text:style-name="T14">Nos creamos un fichero con la siguiente estructura de nombre nombre_pipe_personalizado.pipe.ts</text:span></text:span></text:p>
            </text:list-item>
            <text:list-item>
              <text:p text:style-name="P48"><text:span text:style-name="Source_20_Text"><text:span text:style-name="T14">dentro del fichero por medio de ng2-pipe nos genera la estructura de un pipe personalizado.</text:span></text:span></text:p>
              <text:list>
                <text:list-item>
                  <text:p text:style-name="P48"><text:span text:style-name="Source_20_Text"><text:span text:style-name="T14">Dentro de la etiqueta @Pipe definimos el nombre del pipe que se va ha usar desde la página html.</text:span></text:span></text:p>
                </text:list-item>
                <text:list-item>
                  <text:p text:style-name="P48"><text:span text:style-name="Source_20_Text"><text:span text:style-name="T14">Definimos el nombre de la clase que va ha contener el pipe.</text:span></text:span></text:p>
                </text:list-item>
                <text:list-item>
                  <text:p text:style-name="P48"><text:span text:style-name="Source_20_Text"><text:span text:style-name="T14">Dentro de la clase el método transform se ejecuta cada vez que usamos pipe en el html</text:span></text:span></text:p>
                  <text:list>
                    <text:list-item>
                      <text:p text:style-name="P48"><text:span text:style-name="Source_20_Text"><text:span text:style-name="T14">El primer parámetro representa el valor al que se le va ha aplicar el pipe.</text:span></text:span></text:p>
                    </text:list-item>
                    <text:list-item>
                      <text:p text:style-name="P48"><text:soft-page-break/><text:span text:style-name="Source_20_Text"><text:span text:style-name="T14">Los siguientes parámetros que deseemos añadir, representan a los parámetros que queramos utilizar para realizar transformaciones al valor.</text:span></text:span></text:p>
                    </text:list-item>
                    <text:list-item>
                      <text:p text:style-name="P48"><text:span text:style-name="Source_20_Text"><text:span text:style-name="T14">Hay que definir el tipo del valor que vamos a retornar en la transformación. Si queremos cualquier tipo utilizamos 'any'.</text:span></text:span></text:p>
                    </text:list-item>
                  </text:list>
                </text:list-item>
              </text:list>
            </text:list-item>
          </text:list>
        </text:list-item>
      </text:list>
      <table:table table:name="Tabla56" table:style-name="Tabla56">
        <table:table-column table:style-name="Tabla56.A"/>
        <table:table-row>
          <table:table-cell table:style-name="Tabla56.A1" office:value-type="string">
            <text:p text:style-name="Table_20_Contents">import { Pipe, PipeTransform } from '@angular/core';</text:p>
            <text:p text:style-name="Table_20_Contents"/>
            <text:p text:style-name="P6">@Pipe({</text:p>
            <text:p text:style-name="P6"><text:s text:c="2"/>name: 'capitalizado'</text:p>
            <text:p text:style-name="P6">})</text:p>
            <text:p text:style-name="Table_20_Contents">export <text:span text:style-name="T8">class CapitalizadoPipe</text:span> implements PipeTransform {</text:p>
            <text:p text:style-name="Table_20_Contents"><text:s text:c="2"/><text:span text:style-name="T8">transform(value:string, todas:boolean=false): string {</text:span></text:p>
            <text:p text:style-name="Table_20_Contents"><text:s text:c="4"/>if(todas){</text:p>
            <text:p text:style-name="Table_20_Contents"><text:s text:c="6"/>return value.toUpperCase();</text:p>
            <text:p text:style-name="Table_20_Contents"><text:s text:c="4"/>}else{</text:p>
            <text:p text:style-name="Table_20_Contents"><text:s text:c="6"/>value = value.toLowerCase();</text:p>
            <text:p text:style-name="Table_20_Contents"><text:s text:c="6"/>let nombres:string[] = value.split(" ");</text:p>
            <text:p text:style-name="Table_20_Contents"><text:s text:c="6"/>for(let i in nombres){</text:p>
            <text:p text:style-name="Table_20_Contents"><text:s text:c="8"/>nombres[i] = nombres[i].charAt(0).toUpperCase()+nombres[i].substring(1);</text:p>
            <text:p text:style-name="Table_20_Contents"><text:s text:c="6"/>}</text:p>
            <text:p text:style-name="Table_20_Contents"><text:s text:c="6"/>return nombres.join(" ");</text:p>
            <text:p text:style-name="Table_20_Contents"><text:s text:c="4"/>}</text:p>
            <text:p text:style-name="Table_20_Contents"><text:s text:c="2"/>}</text:p>
            <text:p text:style-name="Table_20_Contents">}</text:p>
          </table:table-cell>
        </table:table-row>
      </table:table>
      <text:p text:style-name="Text_20_body"><text:span text:style-name="Source_20_Text"><text:span text:style-name="T14"/></text:span></text:p>
      <text:list xml:id="list1359792967" text:continue-numbering="true" text:style-name="L16">
        <text:list-item>
          <text:list>
            <text:list-item>
              <text:p text:style-name="P48"><text:span text:style-name="Source_20_Text"><text:span text:style-name="T14">El pipe hay que darlo de alta en el fichero app.module.ts</text:span></text:span></text:p>
            </text:list-item>
          </text:list>
        </text:list-item>
      </text:list>
      <table:table table:name="Tabla57" table:style-name="Tabla57">
        <table:table-column table:style-name="Tabla57.A"/>
        <table:table-row>
          <table:table-cell table:style-name="Tabla57.A1" office:value-type="string">
            <text:p text:style-name="Table_20_Contents">...</text:p>
            <text:p text:style-name="Table_20_Contents">import { <text:span text:style-name="T8">CapitalizadoPipe </text:span>} from '<text:span text:style-name="T8">./pipes/capitalizado.pipe</text:span>';</text:p>
            <text:p text:style-name="Table_20_Contents"/>
            <text:p text:style-name="Table_20_Contents">@NgModule({</text:p>
            <text:p text:style-name="Table_20_Contents"><text:s text:c="2"/>declarations: [</text:p>
            <text:p text:style-name="Table_20_Contents"><text:s text:c="4"/>AppComponent, <text:span text:style-name="T8">CapitalizadoPipe</text:span></text:p>
            <text:p text:style-name="Table_20_Contents"><text:s text:c="2"/>],</text:p>
            <text:p text:style-name="Table_20_Contents"><text:s text:c="2"/>...</text:p>
            <text:p text:style-name="Table_20_Contents">export class AppModule { }</text:p>
          </table:table-cell>
        </table:table-row>
      </table:table>
      <text:p text:style-name="Text_20_body"><text:span text:style-name="Source_20_Text"><text:span text:style-name="T14"/></text:span></text:p>
      <text:list xml:id="list1959649253" text:continue-numbering="true" text:style-name="L16">
        <text:list-item>
          <text:list>
            <text:list-item>
              <text:p text:style-name="P48"><text:span text:style-name="Source_20_Text"><text:span text:style-name="T14">Utilizar el pipe en las páginas html.</text:span></text:span></text:p>
              <text:list>
                <text:list-item>
                  <text:p text:style-name="P48"><text:span text:style-name="Source_20_Text"><text:span text:style-name="T14">Sin parámetros.</text:span></text:span></text:p>
                </text:list-item>
              </text:list>
            </text:list-item>
          </text:list>
        </text:list-item>
      </text:list>
      <table:table table:name="Tabla58" table:style-name="Tabla58">
        <table:table-column table:style-name="Tabla58.A"/>
        <table:table-row>
          <table:table-cell table:style-name="Tabla58.A1" office:value-type="string">
            <text:p text:style-name="Table_20_Contents">{{nombre2 | capitalizado}}</text:p>
          </table:table-cell>
        </table:table-row>
      </table:table>
      <text:p text:style-name="Text_20_body"><text:span text:style-name="Source_20_Text"><text:span text:style-name="T14"/></text:span></text:p>
      <text:list xml:id="list1587047829" text:continue-numbering="true" text:style-name="L16">
        <text:list-item>
          <text:list>
            <text:list-item>
              <text:list>
                <text:list-item>
                  <text:p text:style-name="P48"><text:span text:style-name="Source_20_Text"><text:span text:style-name="T14">Con parámetros.</text:span></text:span></text:p>
                </text:list-item>
              </text:list>
            </text:list-item>
          </text:list>
        </text:list-item>
      </text:list>
      <table:table table:name="Tabla59" table:style-name="Tabla59">
        <table:table-column table:style-name="Tabla59.A"/>
        <table:table-row>
          <table:table-cell table:style-name="Tabla59.A1" office:value-type="string">
            <text:p text:style-name="Table_20_Contents">{{nombre2 | capitalizado:true}}</text:p>
          </table:table-cell>
        </table:table-row>
      </table:table>
      <text:p text:style-name="Text_20_body"><text:span text:style-name="Source_20_Text"><text:span text:style-name="T14"/></text:span></text:p>
      <text:list xml:id="list560967909" text:continue-numbering="true" text:style-name="L16">
        <text:list-item>
          <text:list>
            <text:list-item>
              <text:p text:style-name="P48"><text:span text:style-name="Source_20_Text"><text:span text:style-name="T14">Crear un pipe desde la consola.</text:span></text:span></text:p>
            </text:list-item>
          </text:list>
        </text:list-item>
      </text:list>
      <table:table table:name="Tabla60" table:style-name="Tabla60">
        <table:table-column table:style-name="Tabla60.A"/>
        <text:soft-page-break/>
        <table:table-row>
          <table:table-cell table:style-name="Tabla60.A1" office:value-type="string">
            <text:p text:style-name="Table_20_Contents">Ng g p url_pipe</text:p>
          </table:table-cell>
        </table:table-row>
      </table:table>
      <text:p text:style-name="Text_20_body"><text:span text:style-name="Source_20_Text"><text:span text:style-name="T14"/></text:span></text:p>
      <text:list xml:id="list1100853539" text:continue-numbering="true" text:style-name="L16">
        <text:list-item>
          <text:p text:style-name="P48"><text:span text:style-name="Source_20_Text"><text:span text:style-name="T14">Pipe Domseguro: Permite crear url externas a la aplicación seguras.</text:span></text:span></text:p>
          <text:list>
            <text:list-item>
              <text:p text:style-name="P48"><text:span text:style-name="Source_20_Text"><text:span text:style-name="T14">Estructura personalizada del pipe.</text:span></text:span></text:p>
            </text:list-item>
          </text:list>
        </text:list-item>
      </text:list>
      <table:table table:name="Tabla61" table:style-name="Tabla61">
        <table:table-column table:style-name="Tabla61.A"/>
        <table:table-row>
          <table:table-cell table:style-name="Tabla61.A1" office:value-type="string">
            <text:p text:style-name="Table_20_Contents">import { Pipe, PipeTransform } from '@angular/core';</text:p>
            <text:p text:style-name="Table_20_Contents">import { DomSanitizer, SafeResourceUrl } from '@angular/platform-browser';</text:p>
            <text:p text:style-name="Table_20_Contents"/>
            <text:p text:style-name="Table_20_Contents">@Pipe({</text:p>
            <text:p text:style-name="Table_20_Contents"><text:s text:c="2"/>name: 'domseguro'</text:p>
            <text:p text:style-name="Table_20_Contents">})</text:p>
            <text:p text:style-name="Table_20_Contents">export class DomseguroPipe implements PipeTransform {</text:p>
            <text:p text:style-name="Table_20_Contents"/>
            <text:p text:style-name="Table_20_Contents"><text:s text:c="2"/>constructor(private domSanitizer:DomSanitizer){}</text:p>
            <text:p text:style-name="Table_20_Contents"/>
            <text:p text:style-name="Table_20_Contents"><text:s text:c="2"/>transform(value:string, url:string): SafeResourceUrl {</text:p>
            <text:p text:style-name="Table_20_Contents"><text:s text:c="4"/>return this.domSanitizer.bypassSecurityTrustResourceUrl(url+value);</text:p>
            <text:p text:style-name="Table_20_Contents"><text:s text:c="2"/>}</text:p>
            <text:p text:style-name="Table_20_Contents"/>
            <text:p text:style-name="Table_20_Contents">}</text:p>
          </table:table-cell>
        </table:table-row>
      </table:table>
      <text:list xml:id="list148301282" text:continue-numbering="true" text:style-name="L16">
        <text:list-item>
          <text:list>
            <text:list-header>
              <text:p text:style-name="P48"><text:span text:style-name="Source_20_Text"><text:span text:style-name="T14"/></text:span></text:p>
            </text:list-header>
            <text:list-item>
              <text:p text:style-name="P48"><text:span text:style-name="Source_20_Text"><text:span text:style-name="T14">uso en la página html.</text:span></text:span></text:p>
            </text:list-item>
          </text:list>
        </text:list-item>
      </text:list>
      <table:table table:name="Tabla62" table:style-name="Tabla62">
        <table:table-column table:style-name="Tabla62.A"/>
        <table:table-row>
          <table:table-cell table:style-name="Tabla62.A1" office:value-type="string">
            <text:p text:style-name="Table_20_Contents">{{video | domseguro:'https://www.youtube.com/embed/'}}</text:p>
          </table:table-cell>
        </table:table-row>
      </table:table>
      <text:list xml:id="list2106476057" text:continue-numbering="true" text:style-name="L16">
        <text:list-item>
          <text:list>
            <text:list-header>
              <text:p text:style-name="P48"><text:span text:style-name="Source_20_Text"><text:span text:style-name="T14"/></text:span></text:p>
            </text:list-header>
          </text:list>
        </text:list-item>
        <text:list-item>
          <text:p text:style-name="P48"><text:span text:style-name="Source_20_Text"><text:span text:style-name="T14">HttpClient – Service</text:span></text:span></text:p>
          <text:list>
            <text:list-item>
              <text:p text:style-name="P48">Hay que importar un objeto HttpClientModule de la librería http.</text:p>
            </text:list-item>
          </text:list>
        </text:list-item>
      </text:list>
      <table:table table:name="Tabla64" table:style-name="Tabla64">
        <table:table-column table:style-name="Tabla64.A"/>
        <table:table-row>
          <table:table-cell table:style-name="Tabla64.A1" office:value-type="string">
            <text:p text:style-name="Table_20_Contents">...</text:p>
            <text:p text:style-name="P8">import { HttpClientModule <text:s/>} from '@angular/common/http';</text:p>
            <text:p text:style-name="Table_20_Contents"/>
            <text:p text:style-name="Table_20_Contents">…</text:p>
            <text:p text:style-name="Table_20_Contents"/>
            <text:p text:style-name="Table_20_Contents">@NgModule({</text:p>
            <text:p text:style-name="Table_20_Contents"><text:s text:c="2"/>declarations: [</text:p>
            <text:p text:style-name="Table_20_Contents"><text:s text:c="3"/>...</text:p>
            <text:p text:style-name="Table_20_Contents"><text:s text:c="2"/>],</text:p>
            <text:p text:style-name="Table_20_Contents"><text:s text:c="2"/>imports: [</text:p>
            <text:p text:style-name="Table_20_Contents"><text:s text:c="4"/>...,</text:p>
            <text:p text:style-name="Table_20_Contents"><text:s text:c="4"/><text:span text:style-name="T8">HttpClientModule</text:span></text:p>
            <text:p text:style-name="Table_20_Contents"><text:s text:c="2"/>],</text:p>
            <text:p text:style-name="Table_20_Contents"><text:s text:c="2"/>providers: [ ... ],</text:p>
            <text:p text:style-name="Table_20_Contents"><text:s text:c="2"/>bootstrap: [...]</text:p>
            <text:p text:style-name="Table_20_Contents">})</text:p>
            <text:p text:style-name="Table_20_Contents">export class AppModule { }</text:p>
          </table:table-cell>
        </table:table-row>
      </table:table>
      <text:p text:style-name="Text_20_body"/>
      <text:list xml:id="list2157172601" text:continue-numbering="true" text:style-name="L16">
        <text:list-item>
          <text:list>
            <text:list-item>
              <text:p text:style-name="P48">En el servicio donde vamos a utilizar la petición http:</text:p>
              <text:list>
                <text:list-item>
                  <text:p text:style-name="P48"><text:soft-page-break/>Hay que importar el objeto HttpClient de la librería http.</text:p>
                </text:list-item>
                <text:list-item>
                  <text:p text:style-name="P48">El objeto HttpClient tiene un método get que permite mediante la subcripción de un evento realizar consultas html (get, post, delete, put, etc) y recibir una respuesta del servidor. </text:p>
                </text:list-item>
                <text:list-item>
                  <text:p text:style-name="P48">Para enviar el token en los headers de la petición hay que importar un objeto HttpHeaders de la librería http.</text:p>
                </text:list-item>
                <text:list-item>
                  <text:p text:style-name="P48">Hay que crear un objeto de tipo HttpHeaders y inicializarlo con todos los heads que necesitemos.</text:p>
                  <text:list>
                    <text:list-item>
                      <text:p text:style-name="P48">Head 'authorization': Es donde se introduce el código del token.</text:p>
                    </text:list-item>
                  </text:list>
                </text:list-item>
                <text:list-item>
                  <text:p text:style-name="P48"><text:s/>Al final retornamos una colección de objetos utilizando el objeto HttpClient que es un observable que por medio del operador map nos permite realizar una consulta http y preparar o operar con los datos que nos devuelve la consulta.</text:p>
                </text:list-item>
              </text:list>
            </text:list-item>
          </text:list>
        </text:list-item>
      </text:list>
      <table:table table:name="Tabla65" table:style-name="Tabla65">
        <table:table-column table:style-name="Tabla65.A"/>
        <table:table-row>
          <table:table-cell table:style-name="Tabla65.A1" office:value-type="string">
            <text:p text:style-name="Table_20_Contents">...</text:p>
            <text:p text:style-name="P6">import { HttpClient } from '@angular/common/http';</text:p>
            <text:p text:style-name="Table_20_Contents"/>
            <text:p text:style-name="Table_20_Contents">@Injectable()</text:p>
            <text:p text:style-name="Table_20_Contents">export class SpotifyService {</text:p>
            <text:p text:style-name="Table_20_Contents"/>
            <text:p text:style-name="Table_20_Contents"><text:s text:c="2"/>artistas:any[] = [];</text:p>
            <text:p text:style-name="Table_20_Contents"/>
            <text:p text:style-name="Table_20_Contents"><text:s text:c="2"/>constructor(public _HttpClient:HttpClient) {}</text:p>
            <text:p text:style-name="Table_20_Contents"/>
            <text:p text:style-name="Table_20_Contents"><text:s text:c="2"/>getArtistas(){</text:p>
            <text:p text:style-name="Table_20_Contents"><text:s text:c="4"/><text:span text:style-name="T8">let url='https://api.spotify.com/v1/search?query=metallica&amp;type=artist&amp;limit=20';</text:span></text:p>
            <text:p text:style-name="P6"><text:s text:c="4"/>let headers = new HttpHeaders({</text:p>
            <text:p text:style-name="P6"><text:s text:c="6"/>'Authorization':'Bearer BQBB1D0PZfVFfe86ak2c7LgxrXFvk-3 <text:s text:c="4"/></text:p>
            <text:p text:style-name="P6"><text:s text:c="32"/>-6h02fcY6g07VV6n2BUozhBU2-yCu7vgOkoWu9fzAKvtZyXNvspI'</text:p>
            <text:p text:style-name="P6"><text:s text:c="4"/>});</text:p>
            <text:p text:style-name="P6"><text:s text:c="4"/>return this._HttpClient.get(url,{headers:headers}).map((resp:any) =&gt; {</text:p>
            <text:p text:style-name="P6"><text:s text:c="6"/>this.artistas = resp.artist.items;</text:p>
            <text:p text:style-name="P6"><text:s text:c="6"/>return this.artistas;</text:p>
            <text:p text:style-name="P6"><text:s text:c="4"/>});</text:p>
            <text:p text:style-name="Table_20_Contents">}</text:p>
          </table:table-cell>
        </table:table-row>
      </table:table>
      <text:p text:style-name="Text_20_body"/>
      <text:list xml:id="list7846054803918980802" text:style-name="L28">
        <text:list-item>
          <text:p text:style-name="P59">Map versión de Angular 6.</text:p>
        </text:list-item>
      </text:list>
      <table:table table:name="Tabla70" table:style-name="Tabla70">
        <table:table-column table:style-name="Tabla70.A"/>
        <table:table-row>
          <table:table-cell table:style-name="Tabla70.A1" office:value-type="string">
            <text:p text:style-name="Table_20_Contents"><text:s text:c="2"/>getQuery(query:string){</text:p>
            <text:p text:style-name="Table_20_Contents"><text:s text:c="4"/>const url = `https://api.spotify.com/v1/${query}`;</text:p>
            <text:p text:style-name="Table_20_Contents"/>
            <text:p text:style-name="Table_20_Contents"><text:s text:c="4"/>const headers = new HttpHeaders({</text:p>
            <text:p text:style-name="Table_20_Contents"><text:s text:c="6"/>'Authorization':'Bearer ' + token</text:p>
            <text:p text:style-name="Table_20_Contents"><text:s text:c="4"/>});</text:p>
            <text:p text:style-name="Table_20_Contents"/>
            <text:p text:style-name="Table_20_Contents"><text:s text:c="4"/>return this._HttpClient.get(url,{headers:headers});</text:p>
            <text:p text:style-name="Table_20_Contents"><text:s text:c="2"/>}</text:p>
            <text:p text:style-name="Table_20_Contents"><text:soft-page-break/><text:s text:c="2"/></text:p>
            <text:p text:style-name="Table_20_Contents"><text:s text:c="2"/>getNewReleases(){</text:p>
            <text:p text:style-name="Table_20_Contents"><text:s/><text:span text:style-name="T8"><text:s text:c="5"/>return this.getQuery('browse/new-releases?limit=20').pipe(</text:span></text:p>
            <text:p text:style-name="P6"><text:s text:c="8"/>map(data =&gt; data['albums'].items)</text:p>
            <text:p text:style-name="P6"><text:s text:c="6"/>);</text:p>
            <text:p text:style-name="Table_20_Contents"><text:s text:c="2"/>}</text:p>
          </table:table-cell>
        </table:table-row>
      </table:table>
      <text:p text:style-name="Text_20_body"/>
      <text:list xml:id="list1942903311" text:continue-list="list2157172601" text:style-name="L16">
        <text:list-item>
          <text:list>
            <text:list-item>
              <text:p text:style-name="P48">En el componente podemos llamar al método que devuelve el observable al que podemos suscribirnos para recuperar datos de la petición.</text:p>
            </text:list-item>
          </text:list>
        </text:list-item>
      </text:list>
      <table:table table:name="Tabla66" table:style-name="Tabla66">
        <table:table-column table:style-name="Tabla66.A"/>
        <table:table-row>
          <table:table-cell table:style-name="Tabla66.A1" office:value-type="string">
            <text:p text:style-name="Table_20_Contents"><text:s text:c="2"/>...</text:p>
            <text:p text:style-name="Table_20_Contents"><text:s text:c="2"/>constructor(public _spotify: SpotifyService) {</text:p>
            <text:p text:style-name="Table_20_Contents"><text:s text:c="4"/>this._spotify.getArtistas().subscribe(artistas =&gt;{</text:p>
            <text:p text:style-name="Table_20_Contents"><text:s text:c="6"/>console.log('La respuesta ya esta lista!');</text:p>
            <text:p text:style-name="Table_20_Contents"><text:s text:c="6"/>console.log(artistas);</text:p>
            <text:p text:style-name="Table_20_Contents"><text:s text:c="4"/>});</text:p>
            <text:p text:style-name="Table_20_Contents"><text:s text:c="2"/>}</text:p>
            <text:p text:style-name="Table_20_Contents"><text:s text:c="2"/>...</text:p>
          </table:table-cell>
        </table:table-row>
      </table:table>
      <text:p text:style-name="Text_20_body"/>
      <text:list xml:id="list1531843078" text:continue-numbering="true" text:style-name="L16">
        <text:list-item>
          <text:list>
            <text:list-item>
              <text:p text:style-name="P48">Gestión del modelo de datos 'ngModel'.</text:p>
              <text:list>
                <text:list-item>
                  <text:p text:style-name="P48">Importamos el objeto FormsModule de la librería forms en el app.modules.ts</text:p>
                </text:list-item>
              </text:list>
            </text:list-item>
          </text:list>
        </text:list-item>
      </text:list>
      <table:table table:name="Tabla67" table:style-name="Tabla67">
        <table:table-column table:style-name="Tabla67.A"/>
        <table:table-row>
          <table:table-cell table:style-name="Tabla67.A1" office:value-type="string">
            <text:p text:style-name="Table_20_Contents">...</text:p>
            <text:p text:style-name="P6">import { FormsModule } from '@angular/forms';</text:p>
            <text:p text:style-name="Table_20_Contents">...</text:p>
            <text:p text:style-name="Table_20_Contents"/>
            <text:p text:style-name="Table_20_Contents">@NgModule({</text:p>
            <text:p text:style-name="Table_20_Contents"><text:s text:c="2"/>declarations: [</text:p>
            <text:p text:style-name="Table_20_Contents"><text:s text:c="5"/>...</text:p>
            <text:p text:style-name="Table_20_Contents"><text:s text:c="2"/>],</text:p>
            <text:p text:style-name="Table_20_Contents"><text:s text:c="2"/>imports: [</text:p>
            <text:p text:style-name="Table_20_Contents"><text:s text:c="5"/>...</text:p>
            <text:p text:style-name="Table_20_Contents"><text:s text:c="4"/><text:span text:style-name="T8">FormsModule</text:span></text:p>
            <text:p text:style-name="Table_20_Contents"><text:s text:c="2"/>],</text:p>
            <text:p text:style-name="Table_20_Contents"><text:s text:c="2"/>providers: [ SpotifyService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2005362003" text:continue-numbering="true" text:style-name="L16">
        <text:list-item>
          <text:list>
            <text:list-item>
              <text:list>
                <text:list-item>
                  <text:p text:style-name="P48">Las propiedades que añadamos a los componentes ya pueden recuperar datos de la vista y parte a formar parte del modelo utilizándolo para realizar operaciones con los datos del modelo.</text:p>
                </text:list-item>
              </text:list>
            </text:list-item>
          </text:list>
        </text:list-item>
      </text:list>
      <table:table table:name="Tabla68" table:style-name="Tabla68">
        <table:table-column table:style-name="Tabla68.A"/>
        <table:table-row>
          <table:table-cell table:style-name="Tabla68.A1" office:value-type="string">
            <text:p text:style-name="Table_20_Contents">...</text:p>
            <text:p text:style-name="Table_20_Contents"/>
            <text:p text:style-name="Table_20_Contents">@Component({</text:p>
            <text:p text:style-name="Table_20_Contents"><text:s text:c="2"/>selector: 'app-search',</text:p>
            <text:p text:style-name="Table_20_Contents"><text:s text:c="2"/>templateUrl: './search.component.html',</text:p>
            <text:p text:style-name="Table_20_Contents"><text:soft-page-break/><text:s text:c="2"/>styles: []</text:p>
            <text:p text:style-name="Table_20_Contents">})</text:p>
            <text:p text:style-name="Table_20_Contents">export class SearchComponent{</text:p>
            <text:p text:style-name="Table_20_Contents"/>
            <text:p text:style-name="Table_20_Contents"><text:s text:c="2"/><text:span text:style-name="T8">termino:string = '';</text:span></text:p>
            <text:p text:style-name="Table_20_Contents"/>
            <text:p text:style-name="Table_20_Contents"><text:s text:c="2"/>constructor(public _spotify: SpotifyService) {</text:p>
            <text:p text:style-name="Table_20_Contents"/>
            <text:p text:style-name="Table_20_Contents"><text:s text:c="2"/>}</text:p>
            <text:p text:style-name="Table_20_Contents"/>
            <text:p text:style-name="Table_20_Contents"><text:s text:c="2"/>buscarArtista(){</text:p>
            <text:p text:style-name="Table_20_Contents"><text:s text:c="4"/>if(this.termino.length &gt; 0){</text:p>
            <text:p text:style-name="Table_20_Contents"><text:s text:c="6"/>this._spotify.getArtistas(<text:span text:style-name="T8">this.termino</text:span>).subscribe(artistas =&gt;{</text:p>
            <text:p text:style-name="Table_20_Contents"><text:s text:c="8"/>console.log('La respuesta ya esta lista!');</text:p>
            <text:p text:style-name="Table_20_Contents"><text:s text:c="6"/>});</text:p>
            <text:p text:style-name="Table_20_Contents"><text:s text:c="4"/>}</text:p>
            <text:p text:style-name="Table_20_Contents"><text:s text:c="2"/>}</text:p>
            <text:p text:style-name="Table_20_Contents"/>
            <text:p text:style-name="Table_20_Contents">}</text:p>
          </table:table-cell>
        </table:table-row>
      </table:table>
      <text:p text:style-name="Text_20_body"/>
      <text:list xml:id="list226576167" text:continue-numbering="true" text:style-name="L16">
        <text:list-item>
          <text:list>
            <text:list-item>
              <text:list>
                <text:list-item>
                  <text:p text:style-name="P48">En la vista para poder tratar los datos del modelo en un componente del formulario utilizamos la etiqueta '[(ngModel)]="nombre_propiedad_modelo"' dentro de la etiqueta input.</text:p>
                </text:list-item>
              </text:list>
            </text:list-item>
          </text:list>
        </text:list-item>
      </text:list>
      <table:table table:name="Tabla69" table:style-name="Tabla69">
        <table:table-column table:style-name="Tabla69.A"/>
        <table:table-row>
          <table:table-cell table:style-name="Tabla69.A1" office:value-type="string">
            <text:p text:style-name="Table_20_Contents"><text:s text:c="2"/>&lt;input type="text"</text:p>
            <text:p text:style-name="Table_20_Contents"><text:s text:c="13"/>placeholder="Busque artista..."</text:p>
            <text:p text:style-name="Table_20_Contents"><text:s text:c="13"/>class="form-control"</text:p>
            <text:p text:style-name="Table_20_Contents"><text:s text:c="13"/>[<text:span text:style-name="T8">(ngModel)]="termino"</text:span></text:p>
            <text:p text:style-name="Table_20_Contents"><text:s text:c="13"/>(keyup)="buscarArtista()"&g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tab-stops/>
      </style:paragraph-properties>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size="10pt" style:font-name-asian="OpenSymbol" style:font-size-asian="10pt" style:font-name-complex="OpenSymbol" style:font-size-complex="10pt"/>
    </style:style>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Nimbus Mono L" style:font-name-complex="Liberation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4T19:25:51.736583447</meta:creation-date>
    <dc:date>2020-04-25T17:08:15</dc:date>
    <meta:editing-duration>P29DT8H40M38S</meta:editing-duration>
    <meta:editing-cycles>182</meta:editing-cycles>
    <meta:generator>OpenOffice/4.1.3$Unix OpenOffice.org_project/417m1$Build-9800</meta:generator>
    <dc:creator>Fermín Martín García</dc:creator>
    <meta:document-statistic meta:table-count="71" meta:image-count="0" meta:object-count="0" meta:page-count="28" meta:paragraph-count="867" meta:word-count="4931" meta:character-count="37139"/>
  </office:meta>
</office:document-meta>
</file>